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language="sv" fo:country="SE" officeooo:rsid="00085f16" officeooo:paragraph-rsid="000b1885" style:font-size-asian="10.5pt" style:font-size-complex="12pt"/>
    </style:style>
    <style:style style:name="P2" style:family="paragraph" style:parent-style-name="Standard">
      <style:text-properties fo:font-size="12pt" fo:language="sv" fo:country="SE" officeooo:rsid="00085f16" officeooo:paragraph-rsid="001134e6" style:font-size-asian="10.5pt" style:font-size-complex="12pt"/>
    </style:style>
    <style:style style:name="P3" style:family="paragraph" style:parent-style-name="Standard">
      <style:paragraph-properties fo:text-align="start" style:justify-single-word="false"/>
      <style:text-properties fo:font-size="12pt" fo:language="sv" fo:country="SE" officeooo:rsid="00085f16" officeooo:paragraph-rsid="00086303" style:font-size-asian="10.5pt" style:font-size-complex="12pt"/>
    </style:style>
    <style:style style:name="P4" style:family="paragraph" style:parent-style-name="Standard">
      <style:text-properties fo:font-size="12pt" fo:language="sv" fo:country="SE" officeooo:rsid="00087320" officeooo:paragraph-rsid="00086303" style:font-size-asian="10.5pt" style:font-size-complex="12pt"/>
    </style:style>
    <style:style style:name="P5" style:family="paragraph" style:parent-style-name="Standard">
      <style:text-properties fo:font-size="12pt" fo:language="sv" fo:country="SE" officeooo:rsid="00087320" officeooo:paragraph-rsid="00087320" style:font-size-asian="10.5pt" style:font-size-complex="12pt"/>
    </style:style>
    <style:style style:name="P6" style:family="paragraph" style:parent-style-name="Standard">
      <style:text-properties fo:font-size="12pt" fo:language="sv" fo:country="SE" officeooo:rsid="000d1634" officeooo:paragraph-rsid="000b1885" style:font-size-asian="10.5pt" style:font-size-complex="12pt"/>
    </style:style>
    <style:style style:name="P7" style:family="paragraph" style:parent-style-name="Standard">
      <style:text-properties fo:font-size="12pt" fo:language="sv" fo:country="SE" officeooo:rsid="0015564c" officeooo:paragraph-rsid="001134e6" style:font-size-asian="10.5pt" style:font-size-complex="12pt"/>
    </style:style>
    <style:style style:name="P8" style:family="paragraph" style:parent-style-name="Standard">
      <style:text-properties fo:font-size="12pt" fo:language="sv" fo:country="SE" officeooo:rsid="0015564c" officeooo:paragraph-rsid="0015564c" style:font-size-asian="10.5pt" style:font-size-complex="12pt"/>
    </style:style>
    <style:style style:name="P9" style:family="paragraph" style:parent-style-name="Standard">
      <style:text-properties fo:font-size="14pt" fo:language="sv" fo:country="SE" officeooo:rsid="00085f16" officeooo:paragraph-rsid="00087320" style:font-size-asian="14pt" style:font-size-complex="14pt"/>
    </style:style>
    <style:style style:name="P10" style:family="paragraph" style:parent-style-name="Standard">
      <style:text-properties style:font-name="Liberation Serif" fo:font-size="12pt" fo:language="sv" fo:country="SE" officeooo:rsid="0027a521" officeooo:paragraph-rsid="0027a521" style:font-size-asian="10.5pt" style:font-size-complex="12pt"/>
    </style:style>
    <style:style style:name="P11" style:family="paragraph" style:parent-style-name="Standard">
      <style:paragraph-properties fo:margin-left="0.9846in" fo:margin-right="0in" fo:text-indent="-0.25in" style:auto-text-indent="false"/>
      <style:text-properties style:font-name="Liberation Serif" officeooo:paragraph-rsid="002bdddc"/>
    </style:style>
    <style:style style:name="P12" style:family="paragraph" style:parent-style-name="Standard">
      <style:paragraph-properties fo:margin-left="0.9846in" fo:margin-right="0in" fo:text-indent="-0.25in" style:auto-text-indent="false"/>
      <style:text-properties style:font-name="Liberation Serif" fo:font-size="12pt" fo:language="sv" fo:country="SE" officeooo:rsid="002d55d8" officeooo:paragraph-rsid="002bdddc" style:font-size-asian="10.5pt" style:font-size-complex="12pt"/>
    </style:style>
    <style:style style:name="P13" style:family="paragraph" style:parent-style-name="Standard" style:list-style-name="L1">
      <style:text-properties style:font-name="FreeMono" fo:font-size="12pt" fo:language="sv" fo:country="SE" fo:font-weight="bold" officeooo:rsid="002182ea" officeooo:paragraph-rsid="002182ea" style:font-size-asian="10.5pt" style:font-weight-asian="bold" style:font-size-complex="12pt" style:font-weight-complex="bold"/>
    </style:style>
    <style:style style:name="P14" style:family="paragraph" style:parent-style-name="Standard" style:list-style-name="L1">
      <style:text-properties style:font-name="FreeMono" fo:font-size="12pt" fo:language="sv" fo:country="SE" fo:font-weight="bold" officeooo:rsid="0054d409" officeooo:paragraph-rsid="0054d409" style:font-size-asian="10.5pt" style:font-weight-asian="bold" style:font-size-complex="12pt" style:font-weight-complex="bold"/>
    </style:style>
    <style:style style:name="P15" style:family="paragraph" style:parent-style-name="Standard" style:list-style-name="L7">
      <style:text-properties style:font-name="FreeMono" fo:font-size="12pt" fo:language="sv" fo:country="SE" fo:font-weight="bold" officeooo:rsid="00583ec2" officeooo:paragraph-rsid="00583ec2" style:font-size-asian="10.5pt" style:font-weight-asian="bold" style:font-size-complex="12pt" style:font-weight-complex="bold"/>
    </style:style>
    <style:style style:name="P16" style:family="paragraph" style:parent-style-name="Standard" style:list-style-name="L1">
      <style:text-properties style:font-name="FreeMono" fo:font-size="12pt" fo:language="sv" fo:country="SE" officeooo:rsid="00248338" officeooo:paragraph-rsid="002182ea" style:font-size-asian="10.5pt" style:font-size-complex="12pt"/>
    </style:style>
    <style:style style:name="P17" style:family="paragraph" style:parent-style-name="Standard" style:list-style-name="L1">
      <style:text-properties style:font-name="Liberation Serif" fo:font-size="12pt" fo:language="sv" fo:country="SE" officeooo:rsid="000ff67c" officeooo:paragraph-rsid="00323506" style:font-size-asian="10.5pt" style:font-size-complex="12pt"/>
    </style:style>
    <style:style style:name="P18" style:family="paragraph" style:parent-style-name="Standard" style:list-style-name="L1">
      <style:text-properties style:font-name="Liberation Serif" fo:font-size="12pt" fo:language="sv" fo:country="SE" officeooo:rsid="000ff67c" officeooo:paragraph-rsid="0027a521" style:font-size-asian="10.5pt" style:font-size-complex="12pt"/>
    </style:style>
    <style:style style:name="P19" style:family="paragraph" style:parent-style-name="Standard" style:list-style-name="L1">
      <style:text-properties style:font-name="Liberation Serif" fo:font-size="12pt" fo:language="sv" fo:country="SE" officeooo:rsid="0054d409" officeooo:paragraph-rsid="0054d409" style:font-size-asian="10.5pt" style:font-size-complex="12pt"/>
    </style:style>
    <style:style style:name="P20" style:family="paragraph" style:parent-style-name="Standard" style:list-style-name="L1">
      <style:text-properties style:font-name="Liberation Serif" fo:font-size="12pt" fo:language="sv" fo:country="SE" officeooo:rsid="00569130" officeooo:paragraph-rsid="00323506" style:font-size-asian="10.5pt" style:font-size-complex="12pt"/>
    </style:style>
    <style:style style:name="P21" style:family="paragraph" style:parent-style-name="Standard" style:list-style-name="L1">
      <style:text-properties style:font-name="Liberation Serif" fo:font-size="12pt" fo:language="sv" fo:country="SE" officeooo:rsid="0027a521" officeooo:paragraph-rsid="00255c25" style:font-size-asian="10.5pt" style:font-size-complex="12pt"/>
    </style:style>
    <style:style style:name="P22" style:family="paragraph" style:parent-style-name="Standard" style:list-style-name="L1">
      <style:text-properties style:font-name="Liberation Serif" fo:font-size="12pt" fo:language="sv" fo:country="SE" officeooo:rsid="002a177b" officeooo:paragraph-rsid="00323506" style:font-size-asian="10.5pt" style:font-size-complex="12pt"/>
    </style:style>
    <style:style style:name="P23" style:family="paragraph" style:parent-style-name="Standard" style:list-style-name="L1">
      <style:text-properties style:font-name="Liberation Serif" fo:font-size="12pt" fo:language="sv" fo:country="SE" officeooo:rsid="002a177b" officeooo:paragraph-rsid="0053934b" style:font-size-asian="10.5pt" style:font-size-complex="12pt"/>
    </style:style>
    <style:style style:name="P24" style:family="paragraph" style:parent-style-name="Standard" style:list-style-name="L1">
      <style:text-properties style:font-name="Liberation Serif" fo:font-size="12pt" fo:language="sv" fo:country="SE" officeooo:rsid="002a177b" officeooo:paragraph-rsid="002a177b" style:font-size-asian="10.5pt" style:font-size-complex="12pt"/>
    </style:style>
    <style:style style:name="P25" style:family="paragraph" style:parent-style-name="Standard" style:list-style-name="L1">
      <style:text-properties style:font-name="Liberation Serif" fo:font-size="12pt" fo:language="sv" fo:country="SE" officeooo:rsid="002ee394" officeooo:paragraph-rsid="0053934b" style:font-size-asian="10.5pt" style:font-size-complex="12pt"/>
    </style:style>
    <style:style style:name="P26" style:family="paragraph" style:parent-style-name="Standard" style:list-style-name="L2">
      <style:text-properties style:font-name="Liberation Serif" fo:font-size="12pt" fo:language="sv" fo:country="SE" officeooo:rsid="004dfc35" officeooo:paragraph-rsid="00538c62" style:font-size-asian="10.5pt" style:font-size-complex="12pt"/>
    </style:style>
    <style:style style:name="P27" style:family="paragraph" style:parent-style-name="Standard" style:list-style-name="L2">
      <style:text-properties style:font-name="Liberation Serif" fo:font-size="12pt" fo:language="sv" fo:country="SE" officeooo:rsid="00520de4" officeooo:paragraph-rsid="00520de4" style:font-size-asian="10.5pt" style:font-size-complex="12pt"/>
    </style:style>
    <style:style style:name="P28" style:family="paragraph" style:parent-style-name="Standard" style:list-style-name="L1">
      <style:text-properties style:font-name="Liberation Serif" fo:font-size="12pt" fo:language="sv" fo:country="SE" fo:font-weight="normal" officeooo:rsid="000ff67c" officeooo:paragraph-rsid="00323506" style:font-size-asian="10.5pt" style:font-weight-asian="normal" style:font-size-complex="12pt" style:font-weight-complex="normal"/>
    </style:style>
    <style:style style:name="P29" style:family="paragraph" style:parent-style-name="Standard" style:list-style-name="L1">
      <style:text-properties style:font-name="Liberation Serif" fo:font-size="12pt" fo:language="sv" fo:country="SE" fo:font-weight="normal" officeooo:rsid="00248338" officeooo:paragraph-rsid="00323506" style:font-size-asian="10.5pt" style:font-weight-asian="normal" style:font-size-complex="12pt" style:font-weight-complex="normal"/>
    </style:style>
    <style:style style:name="P30" style:family="paragraph" style:parent-style-name="Standard" style:list-style-name="L7">
      <style:text-properties style:font-name="Liberation Serif" fo:font-size="12pt" fo:language="sv" fo:country="SE" fo:font-weight="normal" officeooo:rsid="0062a294" officeooo:paragraph-rsid="0065c6ed" style:font-size-asian="10.5pt" style:font-weight-asian="normal" style:font-size-complex="12pt" style:font-weight-complex="normal"/>
    </style:style>
    <style:style style:name="P31" style:family="paragraph" style:parent-style-name="Standard" style:list-style-name="L7">
      <style:text-properties style:font-name="Liberation Serif" fo:font-size="12pt" fo:language="sv" fo:country="SE" fo:font-weight="normal" officeooo:rsid="0065c6ed" officeooo:paragraph-rsid="00665af2" style:font-size-asian="10.5pt" style:font-weight-asian="normal" style:font-size-complex="12pt" style:font-weight-complex="normal"/>
    </style:style>
    <style:style style:name="P32" style:family="paragraph" style:parent-style-name="Standard" style:list-style-name="L7">
      <style:text-properties style:font-name="Liberation Serif" fo:font-size="12pt" fo:language="sv" fo:country="SE" fo:font-weight="normal" officeooo:rsid="0067029a" officeooo:paragraph-rsid="00665af2" style:font-size-asian="10.5pt" style:font-weight-asian="normal" style:font-size-complex="12pt" style:font-weight-complex="normal"/>
    </style:style>
    <style:style style:name="P33" style:family="paragraph" style:parent-style-name="Standard" style:list-style-name="L7">
      <style:text-properties style:font-name="Liberation Serif" fo:font-size="12pt" fo:language="sv" fo:country="SE" fo:font-weight="normal" officeooo:rsid="006789a7" officeooo:paragraph-rsid="0067029a" style:font-size-asian="10.5pt" style:font-weight-asian="normal" style:font-size-complex="12pt" style:font-weight-complex="normal"/>
    </style:style>
    <style:style style:name="P34" style:family="paragraph" style:parent-style-name="Standard" style:list-style-name="L7">
      <style:text-properties style:font-name="Liberation Serif" fo:font-size="12pt" fo:language="sv" fo:country="SE" fo:font-weight="normal" officeooo:rsid="005f60cb" officeooo:paragraph-rsid="005f60c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language="sv" fo:country="SE" fo:font-weight="normal" officeooo:rsid="001da3b9" officeooo:paragraph-rsid="006aebef" style:font-size-asian="10.5pt" style:font-weight-asian="normal" style:font-size-complex="12pt" style:font-weight-complex="normal"/>
    </style:style>
    <style:style style:name="P36" style:family="paragraph" style:parent-style-name="Standard" style:list-style-name="L7">
      <style:text-properties style:font-name="Liberation Serif" fo:font-size="12pt" fo:language="sv" fo:country="SE" fo:font-weight="normal" officeooo:rsid="00087320" officeooo:paragraph-rsid="005b94c5" style:font-size-asian="10.5pt" style:font-weight-asian="normal" style:font-size-complex="12pt" style:font-weight-complex="normal"/>
    </style:style>
    <style:style style:name="P37" style:family="paragraph" style:parent-style-name="Standard" style:list-style-name="L7">
      <style:text-properties style:font-name="Liberation Serif" fo:font-size="12pt" fo:language="sv" fo:country="SE" fo:font-weight="normal" officeooo:rsid="00087320" officeooo:paragraph-rsid="0065c6ed" style:font-size-asian="10.5pt" style:font-weight-asian="normal" style:font-size-complex="12pt" style:font-weight-complex="normal"/>
    </style:style>
    <style:style style:name="P38" style:family="paragraph" style:parent-style-name="Standard" style:list-style-name="L7">
      <style:text-properties style:font-name="Liberation Serif" fo:font-size="12pt" fo:language="sv" fo:country="SE" fo:font-weight="normal" officeooo:rsid="00087320" officeooo:paragraph-rsid="00665af2" style:font-size-asian="10.5pt" style:font-weight-asian="normal" style:font-size-complex="12pt" style:font-weight-complex="normal"/>
    </style:style>
    <style:style style:name="P39" style:family="paragraph" style:parent-style-name="Standard" style:list-style-name="L7">
      <style:text-properties style:font-name="Liberation Serif" fo:font-size="12pt" fo:language="sv" fo:country="SE" fo:font-weight="normal" officeooo:rsid="00087320" officeooo:paragraph-rsid="0067029a" style:font-size-asian="10.5pt" style:font-weight-asian="normal" style:font-size-complex="12pt" style:font-weight-complex="normal"/>
    </style:style>
    <style:style style:name="P40" style:family="paragraph" style:parent-style-name="Standard" style:list-style-name="L7">
      <style:text-properties style:font-name="Liberation Serif" fo:font-size="12pt" fo:language="sv" fo:country="SE" fo:font-weight="normal" officeooo:rsid="00087320" officeooo:paragraph-rsid="0067c1af" style:font-size-asian="10.5pt" style:font-weight-asian="normal" style:font-size-complex="12pt" style:font-weight-complex="normal"/>
    </style:style>
    <style:style style:name="P41" style:family="paragraph" style:parent-style-name="Standard" style:list-style-name="L7">
      <style:text-properties style:font-name="Liberation Serif" fo:font-size="12pt" fo:language="sv" fo:country="SE" fo:font-weight="normal" officeooo:rsid="00087320" officeooo:paragraph-rsid="005f60cb" style:font-size-asian="10.5pt" style:font-weight-asian="normal" style:font-size-complex="12pt" style:font-weight-complex="normal"/>
    </style:style>
    <style:style style:name="P42" style:family="paragraph" style:parent-style-name="Standard" style:list-style-name="L2">
      <style:text-properties fo:font-size="12pt" fo:language="sv" fo:country="SE" officeooo:rsid="0015564c" officeooo:paragraph-rsid="003c2b6b" style:font-size-asian="10.5pt" style:font-size-complex="12pt"/>
    </style:style>
    <style:style style:name="P43" style:family="paragraph" style:parent-style-name="Standard" style:list-style-name="L2">
      <style:text-properties fo:font-size="12pt" fo:language="sv" fo:country="SE" officeooo:rsid="0015564c" officeooo:paragraph-rsid="003dd0b3" style:font-size-asian="10.5pt" style:font-size-complex="12pt"/>
    </style:style>
    <style:style style:name="P44" style:family="paragraph" style:parent-style-name="Standard" style:list-style-name="L2">
      <style:text-properties fo:font-size="12pt" fo:language="sv" fo:country="SE" officeooo:rsid="0015564c" officeooo:paragraph-rsid="00466e4c" style:font-size-asian="10.5pt" style:font-size-complex="12pt"/>
    </style:style>
    <style:style style:name="P45" style:family="paragraph" style:parent-style-name="Standard" style:list-style-name="L2">
      <style:text-properties fo:font-size="12pt" fo:language="sv" fo:country="SE" officeooo:rsid="0015564c" officeooo:paragraph-rsid="00538c62" style:font-size-asian="10.5pt" style:font-size-complex="12pt"/>
    </style:style>
    <style:style style:name="P46" style:family="paragraph" style:parent-style-name="Standard" style:list-style-name="L2">
      <style:text-properties fo:font-size="12pt" fo:language="sv" fo:country="SE" officeooo:rsid="0015564c" officeooo:paragraph-rsid="004b9b65" style:font-size-asian="10.5pt" style:font-size-complex="12pt"/>
    </style:style>
    <style:style style:name="P47" style:family="paragraph" style:parent-style-name="Standard" style:list-style-name="L2">
      <style:text-properties fo:font-size="12pt" fo:language="sv" fo:country="SE" officeooo:rsid="0015564c" officeooo:paragraph-rsid="00520de4" style:font-size-asian="10.5pt" style:font-size-complex="12pt"/>
    </style:style>
    <style:style style:name="P48" style:family="paragraph" style:parent-style-name="Standard" style:list-style-name="L2">
      <style:text-properties fo:font-size="12pt" fo:language="sv" fo:country="SE" officeooo:rsid="003dd0b3" officeooo:paragraph-rsid="003c2b6b" style:font-size-asian="10.5pt" style:font-size-complex="12pt"/>
    </style:style>
    <style:style style:name="P49" style:family="paragraph" style:parent-style-name="Standard" style:list-style-name="L2">
      <style:text-properties fo:font-size="12pt" fo:language="sv" fo:country="SE" officeooo:rsid="003dd0b3" officeooo:paragraph-rsid="003dd0b3" style:font-size-asian="10.5pt" style:font-size-complex="12pt"/>
    </style:style>
    <style:style style:name="P50" style:family="paragraph" style:parent-style-name="Standard" style:list-style-name="L2">
      <style:text-properties fo:font-size="12pt" fo:language="sv" fo:country="SE" officeooo:rsid="00466e4c" officeooo:paragraph-rsid="00466e4c" style:font-size-asian="10.5pt" style:font-size-complex="12pt"/>
    </style:style>
    <style:style style:name="P51" style:family="paragraph" style:parent-style-name="Standard" style:list-style-name="L6">
      <style:paragraph-properties fo:text-align="start" style:justify-single-word="false"/>
      <style:text-properties fo:font-size="12pt" fo:language="sv" fo:country="SE" officeooo:rsid="002649b4" officeooo:paragraph-rsid="006aebef" style:font-size-asian="10.5pt" style:font-size-complex="12pt"/>
    </style:style>
    <style:style style:name="P52" style:family="paragraph" style:parent-style-name="Standard">
      <style:paragraph-properties fo:text-align="start" style:justify-single-word="false"/>
      <style:text-properties fo:font-size="12pt" fo:language="sv" fo:country="SE" officeooo:rsid="0026b109" officeooo:paragraph-rsid="006aebef" style:font-size-asian="10.5pt" style:font-size-complex="12pt"/>
    </style:style>
    <style:style style:name="P53" style:family="paragraph" style:parent-style-name="Standard">
      <style:paragraph-properties fo:text-align="start" style:justify-single-word="false"/>
      <style:text-properties fo:font-size="12pt" fo:language="sv" fo:country="SE" officeooo:rsid="002820c8" officeooo:paragraph-rsid="006aebef" style:font-size-asian="10.5pt" style:font-size-complex="12pt"/>
    </style:style>
    <style:style style:name="P54" style:family="paragraph" style:parent-style-name="Standard">
      <style:paragraph-properties fo:text-align="start" style:justify-single-word="false"/>
      <style:text-properties fo:font-size="12pt" fo:language="sv" fo:country="SE" officeooo:rsid="0029d8b2" officeooo:paragraph-rsid="006aebef" style:font-size-asian="10.5pt" style:font-size-complex="12pt"/>
    </style:style>
    <style:style style:name="P55" style:family="paragraph" style:parent-style-name="Standard">
      <style:paragraph-properties fo:text-align="start" style:justify-single-word="false"/>
      <style:text-properties fo:font-size="12pt" fo:language="sv" fo:country="SE" officeooo:rsid="002d02a7" officeooo:paragraph-rsid="006aebef" style:font-size-asian="10.5pt" style:font-size-complex="12pt"/>
    </style:style>
    <style:style style:name="P56" style:family="paragraph" style:parent-style-name="Standard">
      <style:paragraph-properties fo:text-align="start" style:justify-single-word="false"/>
      <style:text-properties fo:font-size="12pt" fo:language="sv" fo:country="SE" officeooo:rsid="002eb0a3" officeooo:paragraph-rsid="006aebef" style:font-size-asian="10.5pt" style:font-size-complex="12pt"/>
    </style:style>
    <style:style style:name="P57" style:family="paragraph" style:parent-style-name="Standard">
      <style:paragraph-properties fo:text-align="start" style:justify-single-word="false"/>
      <style:text-properties fo:font-size="12pt" fo:language="sv" fo:country="SE" officeooo:rsid="00302422" officeooo:paragraph-rsid="006aebef" style:font-size-asian="10.5pt" style:font-size-complex="12pt"/>
    </style:style>
    <style:style style:name="P58" style:family="paragraph" style:parent-style-name="Standard">
      <style:paragraph-properties fo:text-align="start" style:justify-single-word="false"/>
      <style:text-properties fo:font-size="12pt" fo:language="sv" fo:country="SE" officeooo:rsid="001da3b9" officeooo:paragraph-rsid="006aebef" style:font-size-asian="10.5pt" style:font-size-complex="12pt"/>
    </style:style>
    <style:style style:name="P59" style:family="paragraph" style:parent-style-name="Standard">
      <style:paragraph-properties fo:text-align="start" style:justify-single-word="false"/>
      <style:text-properties fo:font-size="12pt" fo:language="sv" fo:country="SE" officeooo:rsid="001f8b59" officeooo:paragraph-rsid="006aebef" style:font-size-asian="10.5pt" style:font-size-complex="12pt"/>
    </style:style>
    <style:style style:name="P60" style:family="paragraph" style:parent-style-name="Standard">
      <style:paragraph-properties fo:text-align="start" style:justify-single-word="false"/>
      <style:text-properties fo:font-size="12pt" fo:language="sv" fo:country="SE" officeooo:rsid="00245c93" officeooo:paragraph-rsid="006aebef" style:font-size-asian="10.5pt" style:font-size-complex="12pt"/>
    </style:style>
    <style:style style:name="P61" style:family="paragraph" style:parent-style-name="Standard">
      <style:paragraph-properties fo:text-align="start" style:justify-single-word="false"/>
      <style:text-properties fo:font-size="12pt" fo:language="sv" fo:country="SE" fo:font-weight="normal" officeooo:rsid="0026b109" officeooo:paragraph-rsid="006aebef"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officeooo:paragraph-rsid="006aebef" style:font-size-asian="10.5pt" style:font-size-complex="12pt"/>
    </style:style>
    <style:style style:name="P63" style:family="paragraph" style:parent-style-name="Standard" style:list-style-name="L6">
      <style:paragraph-properties fo:text-align="start" style:justify-single-word="false"/>
      <style:text-properties fo:font-size="12pt" officeooo:paragraph-rsid="006aebef" style:font-size-asian="10.5pt" style:font-size-complex="12pt"/>
    </style:style>
    <style:style style:name="P64" style:family="paragraph" style:parent-style-name="Standard" style:list-style-name="L6">
      <style:paragraph-properties fo:text-align="start" style:justify-single-word="false"/>
      <style:text-properties fo:font-size="12pt" officeooo:paragraph-rsid="006c4cf5" style:font-size-asian="10.5pt" style:font-size-complex="12pt"/>
    </style:style>
    <style:style style:name="P65" style:family="paragraph" style:parent-style-name="Standard">
      <style:paragraph-properties fo:text-align="start" style:justify-single-word="false"/>
      <style:text-properties fo:font-size="12pt" officeooo:paragraph-rsid="0072d36b" style:font-size-asian="10.5pt" style:font-size-complex="12pt"/>
    </style:style>
    <style:style style:name="P66" style:family="paragraph" style:parent-style-name="Standard">
      <style:paragraph-properties fo:text-align="center" style:justify-single-word="false"/>
      <style:text-properties fo:font-size="18pt" fo:language="sv" fo:country="SE" officeooo:paragraph-rsid="006aebef" style:font-size-asian="18pt" style:font-size-complex="18pt"/>
    </style:style>
    <style:style style:name="P67" style:family="paragraph" style:parent-style-name="Standard">
      <style:paragraph-properties fo:text-align="center" style:justify-single-word="false"/>
      <style:text-properties fo:font-size="18pt" fo:language="sv" fo:country="SE" officeooo:rsid="001da3b9" officeooo:paragraph-rsid="006aebef" style:font-size-asian="15.75pt" style:font-size-complex="18pt"/>
    </style:style>
    <style:style style:name="P68" style:family="paragraph" style:parent-style-name="Standard">
      <style:paragraph-properties fo:text-align="start" style:justify-single-word="false"/>
      <style:text-properties fo:font-size="18pt" fo:language="sv" fo:country="SE" officeooo:rsid="00245c93" officeooo:paragraph-rsid="006aebef" style:font-size-asian="15.75pt" style:font-size-complex="18pt"/>
    </style:style>
    <style:style style:name="P69" style:family="paragraph" style:parent-style-name="Standard">
      <style:text-properties fo:font-size="18pt" fo:language="sv" fo:country="SE" officeooo:rsid="00085f16" officeooo:paragraph-rsid="00085f16" style:font-size-asian="15.75pt" style:font-size-complex="18pt"/>
    </style:style>
    <style:style style:name="P70" style:family="paragraph" style:parent-style-name="Standard">
      <style:paragraph-properties fo:text-align="start" style:justify-single-word="false"/>
      <style:text-properties fo:language="sv" fo:country="SE" officeooo:rsid="001cb143" officeooo:paragraph-rsid="006aebef"/>
    </style:style>
    <style:style style:name="P71" style:family="paragraph" style:parent-style-name="Standard">
      <style:paragraph-properties fo:text-align="start" style:justify-single-word="false"/>
      <style:text-properties fo:language="sv" fo:country="SE" officeooo:paragraph-rsid="006aebef"/>
    </style:style>
    <style:style style:name="P72" style:family="paragraph" style:parent-style-name="Standard">
      <style:paragraph-properties fo:text-align="start" style:justify-single-word="false"/>
      <style:text-properties fo:language="sv" fo:country="SE" officeooo:rsid="001db983" officeooo:paragraph-rsid="006aebef"/>
    </style:style>
    <style:style style:name="P73" style:family="paragraph" style:parent-style-name="Standard" style:list-style-name="L5">
      <style:paragraph-properties fo:text-align="start" style:justify-single-word="false"/>
      <style:text-properties fo:language="sv" fo:country="SE" officeooo:rsid="001ec001" officeooo:paragraph-rsid="006aebef"/>
    </style:style>
    <style:style style:name="P74" style:family="paragraph" style:parent-style-name="Standard">
      <style:paragraph-properties fo:text-align="start" style:justify-single-word="false"/>
      <style:text-properties fo:language="sv" fo:country="SE" officeooo:rsid="001ec001" officeooo:paragraph-rsid="006aebef"/>
    </style:style>
    <style:style style:name="P75" style:family="paragraph" style:parent-style-name="Standard" style:list-style-name="L3">
      <style:paragraph-properties fo:text-align="start" style:justify-single-word="false"/>
      <style:text-properties officeooo:paragraph-rsid="006aebef"/>
    </style:style>
    <style:style style:name="P76" style:family="paragraph" style:parent-style-name="Standard" style:list-style-name="L5">
      <style:paragraph-properties fo:text-align="start" style:justify-single-word="false"/>
      <style:text-properties officeooo:paragraph-rsid="006aebef"/>
    </style:style>
    <style:style style:name="P77" style:family="paragraph" style:parent-style-name="Standard">
      <style:text-properties fo:font-size="16pt" fo:language="sv" fo:country="SE" officeooo:rsid="00085f16" officeooo:paragraph-rsid="006aebef" style:font-size-asian="14pt" style:font-size-complex="16pt"/>
    </style:style>
    <style:style style:name="P78" style:family="paragraph" style:parent-style-name="Standard" style:list-style-name="L1">
      <style:paragraph-properties fo:margin-left="0.9846in" fo:margin-right="0in" fo:text-indent="-0.25in" style:auto-text-indent="false"/>
      <style:text-properties style:font-name="FreeMono" fo:font-size="12pt" fo:language="sv" fo:country="SE" fo:font-weight="bold" officeooo:rsid="002182ea" officeooo:paragraph-rsid="002182ea" style:font-size-asian="10.5pt" style:font-weight-asian="bold" style:font-size-complex="12pt" style:font-weight-complex="bold"/>
    </style:style>
    <style:style style:name="P79" style:family="paragraph" style:parent-style-name="Standard" style:list-style-name="L1">
      <style:paragraph-properties fo:margin-left="0.9846in" fo:margin-right="0in" fo:text-indent="-0.25in" style:auto-text-indent="false"/>
      <style:text-properties style:font-name="FreeMono" fo:font-size="12pt" fo:language="sv" fo:country="SE" fo:font-weight="bold" officeooo:rsid="002182ea" officeooo:paragraph-rsid="002a177b" style:font-size-asian="10.5pt" style:font-weight-asian="bold" style:font-size-complex="12pt" style:font-weight-complex="bold"/>
    </style:style>
    <style:style style:name="P80" style:family="paragraph" style:parent-style-name="Standard" style:list-style-name="L1">
      <style:paragraph-properties fo:margin-left="0.9846in" fo:margin-right="0in" fo:text-indent="-0.25in" style:auto-text-indent="false"/>
      <style:text-properties style:font-name="FreeMono" fo:font-size="12pt" fo:language="sv" fo:country="SE" fo:font-weight="bold" officeooo:rsid="002182ea" officeooo:paragraph-rsid="002bdddc" style:font-size-asian="10.5pt" style:font-weight-asian="bold" style:font-size-complex="12pt" style:font-weight-complex="bold"/>
    </style:style>
    <style:style style:name="P81" style:family="paragraph" style:parent-style-name="Standard" style:list-style-name="L1">
      <style:paragraph-properties fo:margin-left="0.9846in" fo:margin-right="0in" fo:text-indent="-0.25in" style:auto-text-indent="false"/>
      <style:text-properties style:font-name="FreeMono" fo:font-size="12pt" fo:language="sv" fo:country="SE" officeooo:rsid="002182ea" officeooo:paragraph-rsid="002182ea" style:font-size-asian="10.5pt" style:font-size-complex="12pt"/>
    </style:style>
    <style:style style:name="P82" style:family="paragraph" style:parent-style-name="Standard" style:list-style-name="L1">
      <style:paragraph-properties fo:margin-left="0.9846in" fo:margin-right="0in" fo:text-indent="-0.25in" style:auto-text-indent="false"/>
      <style:text-properties style:font-name="Liberation Serif" fo:font-size="12pt" fo:language="sv" fo:country="SE" officeooo:rsid="002a177b" officeooo:paragraph-rsid="002a177b" style:font-size-asian="10.5pt" style:font-size-complex="12pt"/>
    </style:style>
    <style:style style:name="P83" style:family="paragraph" style:parent-style-name="Standard" style:list-style-name="L1">
      <style:paragraph-properties fo:margin-left="0.9846in" fo:margin-right="0in" fo:text-indent="-0.25in" style:auto-text-indent="false"/>
      <style:text-properties style:font-name="Liberation Serif" officeooo:paragraph-rsid="002bdddc"/>
    </style:style>
    <style:style style:name="P84" style:family="paragraph" style:parent-style-name="Standard" style:list-style-name="L1">
      <style:paragraph-properties fo:margin-left="0.4925in" fo:margin-right="0in" fo:text-indent="-0.25in" style:auto-text-indent="false"/>
      <style:text-properties style:font-name="FreeMono" fo:font-size="12pt" fo:language="sv" fo:country="SE" fo:font-weight="bold" officeooo:rsid="002182ea" officeooo:paragraph-rsid="002182ea" style:font-size-asian="10.5pt" style:font-weight-asian="bold" style:font-size-complex="12pt" style:font-weight-complex="bold"/>
    </style:style>
    <style:style style:name="P85" style:family="paragraph" style:parent-style-name="Standard" style:list-style-name="L1">
      <style:paragraph-properties fo:margin-left="0.4925in" fo:margin-right="0in" fo:text-indent="-0.25in" style:auto-text-indent="false"/>
      <style:text-properties style:font-name="Liberation Serif" fo:font-size="12pt" fo:language="sv" fo:country="SE" officeooo:rsid="0027db70" officeooo:paragraph-rsid="0027db70" style:font-size-asian="10.5pt" style:font-size-complex="12pt"/>
    </style:style>
    <style:style style:name="P86" style:family="paragraph" style:parent-style-name="Standard" style:list-style-name="L1">
      <style:paragraph-properties fo:margin-left="0.4925in" fo:margin-right="0in" fo:text-indent="-0.25in" style:auto-text-indent="false"/>
      <style:text-properties style:font-name="Liberation Serif" officeooo:paragraph-rsid="0027db70"/>
    </style:style>
    <style:style style:name="P87" style:family="paragraph" style:parent-style-name="Standard">
      <style:paragraph-properties fo:text-align="center" style:justify-single-word="false" fo:break-before="page"/>
      <style:text-properties fo:font-size="18pt" fo:language="sv" fo:country="SE" officeooo:rsid="00245c93" officeooo:paragraph-rsid="006aebef" style:font-size-asian="18pt" style:font-size-complex="18pt"/>
    </style:style>
    <style:style style:name="P88" style:family="paragraph" style:parent-style-name="Standard">
      <style:paragraph-properties fo:text-align="center" style:justify-single-word="false" fo:break-before="page"/>
      <style:text-properties fo:font-size="18pt" fo:language="sv" fo:country="SE" officeooo:rsid="00085f16" officeooo:paragraph-rsid="006aebef" style:font-size-asian="18pt" style:font-size-complex="18pt"/>
    </style:style>
    <style:style style:name="P89" style:family="paragraph" style:parent-style-name="Standard">
      <style:paragraph-properties fo:text-align="center" style:justify-single-word="false" fo:break-before="page"/>
      <style:text-properties fo:font-size="18pt" fo:language="sv" fo:country="SE" officeooo:rsid="001da3b9" officeooo:paragraph-rsid="006aebef" style:font-size-asian="15.75pt" style:font-size-complex="18pt"/>
    </style:style>
    <style:style style:name="P90" style:family="paragraph" style:parent-style-name="Footer">
      <style:paragraph-properties fo:text-align="end" style:justify-single-word="false"/>
      <style:text-properties officeooo:paragraph-rsid="008f3ed2"/>
    </style:style>
    <style:style style:name="T1" style:family="text">
      <style:text-properties officeooo:rsid="00086303"/>
    </style:style>
    <style:style style:name="T2" style:family="text">
      <style:text-properties officeooo:rsid="00087320"/>
    </style:style>
    <style:style style:name="T3" style:family="text">
      <style:text-properties officeooo:rsid="000b1885"/>
    </style:style>
    <style:style style:name="T4" style:family="text">
      <style:text-properties officeooo:rsid="000d1634"/>
    </style:style>
    <style:style style:name="T5" style:family="text">
      <style:text-properties officeooo:rsid="001134e6"/>
    </style:style>
    <style:style style:name="T6" style:family="text">
      <style:text-properties officeooo:rsid="00129b0e"/>
    </style:style>
    <style:style style:name="T7" style:family="text">
      <style:text-properties officeooo:rsid="001381d0"/>
    </style:style>
    <style:style style:name="T8" style:family="text">
      <style:text-properties officeooo:rsid="0015564c"/>
    </style:style>
    <style:style style:name="T9" style:family="text">
      <style:text-properties officeooo:rsid="00172256"/>
    </style:style>
    <style:style style:name="T10" style:family="text">
      <style:text-properties officeooo:rsid="0019fbb6"/>
    </style:style>
    <style:style style:name="T11" style:family="text">
      <style:text-properties officeooo:rsid="001b5d11"/>
    </style:style>
    <style:style style:name="T12" style:family="text">
      <style:text-properties officeooo:rsid="001c7be8"/>
    </style:style>
    <style:style style:name="T13" style:family="text">
      <style:text-properties officeooo:rsid="001dce96"/>
    </style:style>
    <style:style style:name="T14" style:family="text">
      <style:text-properties officeooo:rsid="001ef8b1"/>
    </style:style>
    <style:style style:name="T15" style:family="text">
      <style:text-properties officeooo:rsid="001fd725"/>
    </style:style>
    <style:style style:name="T16" style:family="text">
      <style:text-properties officeooo:rsid="002182ea"/>
    </style:style>
    <style:style style:name="T17" style:family="text">
      <style:text-properties style:font-name="FreeMono" fo:font-size="12pt" fo:language="sv" fo:country="SE" officeooo:rsid="002dc8cc" style:font-size-asian="10.5pt" style:font-size-complex="12pt"/>
    </style:style>
    <style:style style:name="T18" style:family="text">
      <style:text-properties style:font-name="FreeMono" fo:font-size="12pt" fo:language="sv" fo:country="SE" fo:font-weight="normal" officeooo:rsid="00326606" style:font-size-asian="10.5pt" style:font-weight-asian="normal" style:font-size-complex="12pt" style:font-weight-complex="normal"/>
    </style:style>
    <style:style style:name="T19" style:family="text">
      <style:text-properties style:font-name="FreeMono" officeooo:rsid="00248338"/>
    </style:style>
    <style:style style:name="T20" style:family="text">
      <style:text-properties style:font-name="FreeMono" officeooo:rsid="0027a521"/>
    </style:style>
    <style:style style:name="T21" style:family="text">
      <style:text-properties style:font-name="FreeMono" officeooo:rsid="00323506"/>
    </style:style>
    <style:style style:name="T22" style:family="text">
      <style:text-properties style:font-name="FreeMono" officeooo:rsid="003144f8"/>
    </style:style>
    <style:style style:name="T23" style:family="text">
      <style:text-properties style:font-name="FreeMono" officeooo:rsid="003c2b6b"/>
    </style:style>
    <style:style style:name="T24" style:family="text">
      <style:text-properties style:font-name="FreeMono" officeooo:rsid="003dd0b3"/>
    </style:style>
    <style:style style:name="T25" style:family="text">
      <style:text-properties style:font-name="FreeMono" fo:font-weight="bold" officeooo:rsid="003dd0b3" style:font-weight-asian="bold" style:font-weight-complex="bold"/>
    </style:style>
    <style:style style:name="T26" style:family="text">
      <style:text-properties style:font-name="FreeMono" fo:font-weight="bold" officeooo:rsid="00466e4c" style:font-weight-asian="bold" style:font-weight-complex="bold"/>
    </style:style>
    <style:style style:name="T27" style:family="text">
      <style:text-properties style:font-name="FreeMono" officeooo:rsid="00466e4c"/>
    </style:style>
    <style:style style:name="T28" style:family="text">
      <style:text-properties style:font-name="FreeMono" officeooo:rsid="0049553d"/>
    </style:style>
    <style:style style:name="T29" style:family="text">
      <style:text-properties style:font-name="FreeMono" officeooo:rsid="0049ba89"/>
    </style:style>
    <style:style style:name="T30" style:family="text">
      <style:text-properties style:font-name="FreeMono" fo:font-style="italic" officeooo:rsid="0049ba89" style:font-style-asian="italic" style:font-style-complex="italic"/>
    </style:style>
    <style:style style:name="T31" style:family="text">
      <style:text-properties style:font-name="FreeMono" officeooo:rsid="004b9b65"/>
    </style:style>
    <style:style style:name="T32" style:family="text">
      <style:text-properties style:font-name="FreeMono" officeooo:rsid="004ca3db"/>
    </style:style>
    <style:style style:name="T33" style:family="text">
      <style:text-properties style:font-name="FreeMono" officeooo:rsid="004dfc35"/>
    </style:style>
    <style:style style:name="T34" style:family="text">
      <style:text-properties style:font-name="FreeMono" officeooo:rsid="004f0a1a"/>
    </style:style>
    <style:style style:name="T35" style:family="text">
      <style:text-properties style:font-name="FreeMono" officeooo:rsid="00520de4"/>
    </style:style>
    <style:style style:name="T36" style:family="text">
      <style:text-properties style:font-name="FreeMono" officeooo:rsid="005f60cb"/>
    </style:style>
    <style:style style:name="T37" style:family="text">
      <style:text-properties style:font-name="FreeMono" officeooo:rsid="0035169a"/>
    </style:style>
    <style:style style:name="T38" style:family="text">
      <style:text-properties style:font-name="FreeMono" officeooo:rsid="00376a1a"/>
    </style:style>
    <style:style style:name="T39" style:family="text">
      <style:text-properties style:font-name="FreeMono" fo:font-size="11pt" fo:language="sv" fo:country="SE" fo:font-style="normal" fo:font-weight="bold" officeooo:rsid="001db983" style:font-size-asian="11pt" style:font-style-asian="normal" style:font-weight-asian="bold" style:font-size-complex="11pt" style:font-style-complex="normal" style:font-weight-complex="bold"/>
    </style:style>
    <style:style style:name="T40" style:family="text">
      <style:text-properties style:font-name="FreeMono" fo:font-size="11pt" fo:language="sv" fo:country="SE" fo:font-style="normal" fo:font-weight="bold" officeooo:rsid="0025c57e" style:font-size-asian="11pt" style:font-style-asian="normal" style:font-weight-asian="bold" style:font-size-complex="11pt" style:font-style-complex="normal" style:font-weight-complex="bold"/>
    </style:style>
    <style:style style:name="T41" style:family="text">
      <style:text-properties style:font-name="FreeMono" fo:font-size="11pt" fo:language="sv" fo:country="SE" fo:font-style="normal" fo:font-weight="bold" officeooo:rsid="001ec001" style:font-size-asian="11pt" style:font-style-asian="normal" style:font-weight-asian="bold" style:font-size-complex="11pt" style:font-style-complex="normal" style:font-weight-complex="bold"/>
    </style:style>
    <style:style style:name="T42" style:family="text">
      <style:text-properties style:font-name="FreeMono" officeooo:rsid="001f8b59"/>
    </style:style>
    <style:style style:name="T43" style:family="text">
      <style:text-properties officeooo:rsid="00248338"/>
    </style:style>
    <style:style style:name="T44" style:family="text">
      <style:text-properties officeooo:rsid="00255c25"/>
    </style:style>
    <style:style style:name="T45" style:family="text">
      <style:text-properties officeooo:rsid="0026793b"/>
    </style:style>
    <style:style style:name="T46" style:family="text">
      <style:text-properties officeooo:rsid="0027a521"/>
    </style:style>
    <style:style style:name="T47" style:family="text">
      <style:text-properties fo:font-size="12pt" fo:language="sv" fo:country="SE" officeooo:rsid="0027db70" style:font-size-asian="10.5pt" style:font-size-complex="12pt"/>
    </style:style>
    <style:style style:name="T48" style:family="text">
      <style:text-properties fo:font-size="12pt" fo:language="sv" fo:country="SE" officeooo:rsid="0029bff5" style:font-size-asian="10.5pt" style:font-size-complex="12pt"/>
    </style:style>
    <style:style style:name="T49" style:family="text">
      <style:text-properties fo:font-size="12pt" fo:language="sv" fo:country="SE" officeooo:rsid="002a177b" style:font-size-asian="10.5pt" style:font-size-complex="12pt"/>
    </style:style>
    <style:style style:name="T50" style:family="text">
      <style:text-properties fo:font-size="12pt" fo:language="sv" fo:country="SE" officeooo:rsid="002bdddc" style:font-size-asian="10.5pt" style:font-size-complex="12pt"/>
    </style:style>
    <style:style style:name="T51" style:family="text">
      <style:text-properties fo:font-size="12pt" fo:language="sv" fo:country="SE" officeooo:rsid="002d55d8" style:font-size-asian="10.5pt" style:font-size-complex="12pt"/>
    </style:style>
    <style:style style:name="T52" style:family="text">
      <style:text-properties fo:font-size="12pt" fo:language="sv" fo:country="SE" officeooo:rsid="002dc8cc" style:font-size-asian="10.5pt" style:font-size-complex="12pt"/>
    </style:style>
    <style:style style:name="T53" style:family="text">
      <style:text-properties fo:font-size="12pt" fo:language="sv" fo:country="SE" officeooo:rsid="0032356d" style:font-size-asian="10.5pt" style:font-size-complex="12pt"/>
    </style:style>
    <style:style style:name="T54" style:family="text">
      <style:text-properties fo:font-size="12pt" fo:language="sv" fo:country="SE" officeooo:rsid="00326606" style:font-size-asian="10.5pt" style:font-size-complex="12pt"/>
    </style:style>
    <style:style style:name="T55" style:family="text">
      <style:text-properties fo:font-size="12pt" officeooo:rsid="00302422" style:font-size-asian="10.5pt" style:font-size-complex="12pt"/>
    </style:style>
    <style:style style:name="T56" style:family="text">
      <style:text-properties fo:font-size="12pt" officeooo:rsid="006f1375" style:font-size-asian="10.5pt" style:font-size-complex="12pt"/>
    </style:style>
    <style:style style:name="T57" style:family="text">
      <style:text-properties officeooo:rsid="002dc8cc"/>
    </style:style>
    <style:style style:name="T58" style:family="text">
      <style:text-properties officeooo:rsid="002ee394"/>
    </style:style>
    <style:style style:name="T59" style:family="text">
      <style:text-properties officeooo:rsid="003144f8"/>
    </style:style>
    <style:style style:name="T60" style:family="text">
      <style:text-properties officeooo:rsid="00323506"/>
    </style:style>
    <style:style style:name="T61" style:family="text">
      <style:text-properties officeooo:rsid="0035169a"/>
    </style:style>
    <style:style style:name="T62" style:family="text">
      <style:text-properties officeooo:rsid="0036bc2f"/>
    </style:style>
    <style:style style:name="T63" style:family="text">
      <style:text-properties officeooo:rsid="00376a1a"/>
    </style:style>
    <style:style style:name="T64" style:family="text">
      <style:text-properties officeooo:rsid="0038a606"/>
    </style:style>
    <style:style style:name="T65" style:family="text">
      <style:text-properties officeooo:rsid="003c2b6b"/>
    </style:style>
    <style:style style:name="T66" style:family="text">
      <style:text-properties officeooo:rsid="003dd0b3"/>
    </style:style>
    <style:style style:name="T67" style:family="text">
      <style:text-properties officeooo:rsid="00413da3"/>
    </style:style>
    <style:style style:name="T68" style:family="text">
      <style:text-properties officeooo:rsid="004330e8"/>
    </style:style>
    <style:style style:name="T69" style:family="text">
      <style:text-properties officeooo:rsid="00466e4c"/>
    </style:style>
    <style:style style:name="T70" style:family="text">
      <style:text-properties officeooo:rsid="0049553d"/>
    </style:style>
    <style:style style:name="T71" style:family="text">
      <style:text-properties officeooo:rsid="0049ba89"/>
    </style:style>
    <style:style style:name="T72" style:family="text">
      <style:text-properties style:font-name="Liberation Serif" officeooo:rsid="0049ba89"/>
    </style:style>
    <style:style style:name="T73" style:family="text">
      <style:text-properties style:font-name="Liberation Serif" officeooo:rsid="003dd0b3"/>
    </style:style>
    <style:style style:name="T74" style:family="text">
      <style:text-properties style:font-name="Liberation Serif" officeooo:rsid="004ca3db"/>
    </style:style>
    <style:style style:name="T75" style:family="text">
      <style:text-properties style:font-name="Liberation Serif" officeooo:rsid="004dfc35"/>
    </style:style>
    <style:style style:name="T76" style:family="text">
      <style:text-properties style:font-name="Liberation Serif" officeooo:rsid="004e7682"/>
    </style:style>
    <style:style style:name="T77" style:family="text">
      <style:text-properties style:font-name="Liberation Serif" officeooo:rsid="004f0a1a"/>
    </style:style>
    <style:style style:name="T78" style:family="text">
      <style:text-properties style:font-name="Liberation Serif" officeooo:rsid="0049553d"/>
    </style:style>
    <style:style style:name="T79" style:family="text">
      <style:text-properties style:font-name="Liberation Serif" officeooo:rsid="004f6e81"/>
    </style:style>
    <style:style style:name="T80" style:family="text">
      <style:text-properties style:font-name="Liberation Serif" officeooo:rsid="00520de4"/>
    </style:style>
    <style:style style:name="T81" style:family="text">
      <style:text-properties style:font-name="Liberation Serif" officeooo:rsid="00854c55"/>
    </style:style>
    <style:style style:name="T82" style:family="text">
      <style:text-properties fo:font-weight="bold" officeooo:rsid="003dd0b3" style:font-weight-asian="bold" style:font-weight-complex="bold"/>
    </style:style>
    <style:style style:name="T83" style:family="text">
      <style:text-properties fo:font-weight="bold" officeooo:rsid="00466e4c" style:font-weight-asian="bold" style:font-weight-complex="bold"/>
    </style:style>
    <style:style style:name="T84" style:family="text">
      <style:text-properties officeooo:rsid="004ca3db"/>
    </style:style>
    <style:style style:name="T85" style:family="text">
      <style:text-properties officeooo:rsid="0054d409"/>
    </style:style>
    <style:style style:name="T86" style:family="text">
      <style:text-properties officeooo:rsid="00569130"/>
    </style:style>
    <style:style style:name="T87" style:family="text">
      <style:text-properties officeooo:rsid="0058036b"/>
    </style:style>
    <style:style style:name="T88" style:family="text">
      <style:text-properties officeooo:rsid="005b94c5"/>
    </style:style>
    <style:style style:name="T89" style:family="text">
      <style:text-properties officeooo:rsid="005d94a9"/>
    </style:style>
    <style:style style:name="T90" style:family="text">
      <style:text-properties officeooo:rsid="005ee71e"/>
    </style:style>
    <style:style style:name="T91" style:family="text">
      <style:text-properties officeooo:rsid="005f60cb"/>
    </style:style>
    <style:style style:name="T92" style:family="text">
      <style:text-properties officeooo:rsid="0060e8ee"/>
    </style:style>
    <style:style style:name="T93" style:family="text">
      <style:text-properties officeooo:rsid="0061d7c0"/>
    </style:style>
    <style:style style:name="T94" style:family="text">
      <style:text-properties officeooo:rsid="0061f053"/>
    </style:style>
    <style:style style:name="T95" style:family="text">
      <style:text-properties officeooo:rsid="0062a294"/>
    </style:style>
    <style:style style:name="T96" style:family="text">
      <style:text-properties officeooo:rsid="0064fba7"/>
    </style:style>
    <style:style style:name="T97" style:family="text">
      <style:text-properties officeooo:rsid="0065c6ed"/>
    </style:style>
    <style:style style:name="T98" style:family="text">
      <style:text-properties officeooo:rsid="00661b96"/>
    </style:style>
    <style:style style:name="T99" style:family="text">
      <style:text-properties officeooo:rsid="00665af2"/>
    </style:style>
    <style:style style:name="T100" style:family="text">
      <style:text-properties officeooo:rsid="0067029a"/>
    </style:style>
    <style:style style:name="T101" style:family="text">
      <style:text-properties officeooo:rsid="006789a7"/>
    </style:style>
    <style:style style:name="T102" style:family="text">
      <style:text-properties officeooo:rsid="0067c1af"/>
    </style:style>
    <style:style style:name="T103" style:family="text">
      <style:text-properties officeooo:rsid="006993fd"/>
    </style:style>
    <style:style style:name="T104" style:family="text">
      <style:text-properties fo:font-size="16pt" fo:language="sv" fo:country="SE" officeooo:rsid="00302422" style:font-size-asian="14pt" style:font-size-complex="16pt"/>
    </style:style>
    <style:style style:name="T105" style:family="text">
      <style:text-properties fo:font-size="16pt" fo:language="sv" fo:country="SE" officeooo:rsid="00302422" style:font-size-asian="16pt" style:font-size-complex="16pt"/>
    </style:style>
    <style:style style:name="T106" style:family="text">
      <style:text-properties fo:language="sv" fo:country="SE" officeooo:rsid="00302422"/>
    </style:style>
    <style:style style:name="T107" style:family="text">
      <style:text-properties fo:language="sv" fo:country="SE" officeooo:rsid="001db983"/>
    </style:style>
    <style:style style:name="T108" style:family="text">
      <style:text-properties fo:language="sv" fo:country="SE" officeooo:rsid="0025c57e"/>
    </style:style>
    <style:style style:name="T109" style:family="text">
      <style:text-properties fo:language="sv" fo:country="SE" officeooo:rsid="00245c93"/>
    </style:style>
    <style:style style:name="T110" style:family="text">
      <style:text-properties fo:language="sv" fo:country="SE" fo:font-style="normal" officeooo:rsid="001db983" style:font-style-asian="normal" style:font-style-complex="normal"/>
    </style:style>
    <style:style style:name="T111" style:family="text">
      <style:text-properties fo:language="sv" fo:country="SE" officeooo:rsid="001f7c3f"/>
    </style:style>
    <style:style style:name="T112" style:family="text">
      <style:text-properties fo:language="sv" fo:country="SE" officeooo:rsid="001ec001"/>
    </style:style>
    <style:style style:name="T113" style:family="text">
      <style:text-properties fo:language="sv" fo:country="SE" officeooo:rsid="002151f5"/>
    </style:style>
    <style:style style:name="T114" style:family="text">
      <style:text-properties fo:language="sv" fo:country="SE" officeooo:rsid="00200bc9"/>
    </style:style>
    <style:style style:name="T115" style:family="text">
      <style:text-properties fo:language="sv" fo:country="SE" officeooo:rsid="00225e69"/>
    </style:style>
    <style:style style:name="T116" style:family="text">
      <style:text-properties fo:language="sv" fo:country="SE" officeooo:rsid="002649b4"/>
    </style:style>
    <style:style style:name="T117" style:family="text">
      <style:text-properties fo:language="sv" fo:country="SE" officeooo:rsid="0026b109"/>
    </style:style>
    <style:style style:name="T118" style:family="text">
      <style:text-properties fo:language="sv" fo:country="SE" officeooo:rsid="002820c8"/>
    </style:style>
    <style:style style:name="T119" style:family="text">
      <style:text-properties fo:language="sv" fo:country="SE" officeooo:rsid="0029d8b2"/>
    </style:style>
    <style:style style:name="T120" style:family="text">
      <style:text-properties fo:language="sv" fo:country="SE" officeooo:rsid="002d02a7" style:font-size-asian="12pt"/>
    </style:style>
    <style:style style:name="T121" style:family="text">
      <style:text-properties fo:language="sv" fo:country="SE" officeooo:rsid="00302422" style:font-size-asian="12pt"/>
    </style:style>
    <style:style style:name="T122" style:family="text">
      <style:text-properties fo:language="sv" fo:country="SE" officeooo:rsid="002d02a7"/>
    </style:style>
    <style:style style:name="T123" style:family="text">
      <style:text-properties fo:language="sv" fo:country="SE" style:text-underline-style="solid" style:text-underline-width="auto" style:text-underline-color="font-color" fo:font-weight="normal" officeooo:rsid="002d02a7" style:font-weight-asian="normal" style:font-weight-complex="normal"/>
    </style:style>
    <style:style style:name="T124" style:family="text">
      <style:text-properties fo:language="sv" fo:country="SE" officeooo:rsid="002eb0a3"/>
    </style:style>
    <style:style style:name="T125" style:family="text">
      <style:text-properties fo:language="sv" fo:country="SE" officeooo:rsid="006c4cf5"/>
    </style:style>
    <style:style style:name="T126" style:family="text">
      <style:text-properties fo:language="sv" fo:country="SE" officeooo:rsid="0070d585"/>
    </style:style>
    <style:style style:name="T127" style:family="text">
      <style:text-properties fo:language="sv" fo:country="SE" officeooo:rsid="0072d36b"/>
    </style:style>
    <style:style style:name="T128" style:family="text">
      <style:text-properties fo:language="sv" fo:country="SE" officeooo:rsid="00743970"/>
    </style:style>
    <style:style style:name="T129" style:family="text">
      <style:text-properties officeooo:rsid="00302422"/>
    </style:style>
    <style:style style:name="T130" style:family="text">
      <style:text-properties officeooo:rsid="00245c93"/>
    </style:style>
    <style:style style:name="T131" style:family="text">
      <style:text-properties officeooo:rsid="001cb143"/>
    </style:style>
    <style:style style:name="T132" style:family="text">
      <style:text-properties officeooo:rsid="001db983"/>
    </style:style>
    <style:style style:name="T133" style:family="text">
      <style:text-properties fo:font-size="14pt" fo:language="sv" fo:country="SE" officeooo:rsid="002820c8" style:font-size-asian="14pt" style:font-size-complex="14pt"/>
    </style:style>
    <style:style style:name="T134" style:family="text">
      <style:text-properties officeooo:rsid="00206c57"/>
    </style:style>
    <style:style style:name="T135" style:family="text">
      <style:text-properties officeooo:rsid="00206eec"/>
    </style:style>
    <style:style style:name="T136" style:family="text">
      <style:text-properties officeooo:rsid="001f8b59"/>
    </style:style>
    <style:style style:name="T137" style:family="text">
      <style:text-properties officeooo:rsid="0021bb30"/>
    </style:style>
    <style:style style:name="T138" style:family="text">
      <style:text-properties officeooo:rsid="0022d8a0"/>
    </style:style>
    <style:style style:name="T139" style:family="text">
      <style:text-properties officeooo:rsid="006c2d1e"/>
    </style:style>
    <style:style style:name="T140" style:family="text">
      <style:text-properties officeooo:rsid="006f3493"/>
    </style:style>
    <style:style style:name="T141" style:family="text">
      <style:text-properties style:font-name="FreeMono" fo:language="sv" fo:country="SE" officeooo:rsid="00302422"/>
    </style:style>
    <style:style style:name="T142" style:family="text">
      <style:text-properties style:font-name="FreeMono" fo:language="sv" fo:country="SE" officeooo:rsid="007651ea"/>
    </style:style>
    <style:style style:name="T143" style:family="text">
      <style:text-properties style:font-name="FreeMono" fo:language="sv" fo:country="SE" officeooo:rsid="002820c8"/>
    </style:style>
    <style:style style:name="T144" style:family="text">
      <style:text-properties style:font-name="FreeMono" officeooo:rsid="00835b3e"/>
    </style:style>
    <style:style style:name="T145" style:family="text">
      <style:text-properties style:font-name="FreeMono" officeooo:rsid="005d94a9"/>
    </style:style>
    <style:style style:name="T146" style:family="text">
      <style:text-properties style:font-name="FreeMono" officeooo:rsid="008a188c"/>
    </style:style>
    <style:style style:name="T147" style:family="text">
      <style:text-properties style:font-name="FreeMono" officeooo:rsid="0064fba7"/>
    </style:style>
    <style:style style:name="T148" style:family="text">
      <style:text-properties officeooo:rsid="007aac5b"/>
    </style:style>
    <style:style style:name="T149" style:family="text">
      <style:text-properties officeooo:rsid="007b42b3"/>
    </style:style>
    <style:style style:name="T150" style:family="text">
      <style:text-properties officeooo:rsid="007ceebc"/>
    </style:style>
    <style:style style:name="T151" style:family="text">
      <style:text-properties officeooo:rsid="007d32d7"/>
    </style:style>
    <style:style style:name="T152" style:family="text">
      <style:text-properties officeooo:rsid="007d51fd"/>
    </style:style>
    <style:style style:name="T153" style:family="text">
      <style:text-properties officeooo:rsid="007da4e8"/>
    </style:style>
    <style:style style:name="T154" style:family="text">
      <style:text-properties officeooo:rsid="007df7e2"/>
    </style:style>
    <style:style style:name="T155" style:family="text">
      <style:text-properties officeooo:rsid="00835b3e"/>
    </style:style>
    <style:style style:name="T156" style:family="text">
      <style:text-properties officeooo:rsid="0086b560"/>
    </style:style>
    <style:style style:name="T157" style:family="text">
      <style:text-properties officeooo:rsid="008ac011"/>
    </style:style>
    <style:style style:name="T158" style:family="text">
      <style:text-properties officeooo:rsid="008b5283"/>
    </style:style>
    <style:style style:name="T159" style:family="text">
      <style:text-properties officeooo:rsid="008c57b4"/>
    </style:style>
    <style:style style:name="T160" style:family="text">
      <style:text-properties officeooo:rsid="008f3ed2"/>
    </style:style>
    <style:style style:name="T161" style:family="text">
      <style:text-properties officeooo:rsid="008ff7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130">SimThebl Portfolio</text:span><text:span text:style-name="T131"> – Installationsmanual</text:span></text:p>
      <text:p text:style-name="P70"/>
      <text:p text:style-name="P71"><text:span text:style-name="T130">SimThebl Portfolio</text:span><text:span text:style-name="T131"> är ett enkelt, lättviktigt presentationssystem för projekt på webben. Kom igång med din webb-portfolio direkt genom att följa dessa steg. </text:span><text:span text:style-name="T132">Det enda som krävs är att du kör ett Linux-system du är bekväm med och har Python 3.3 och Flask 0.10 installerat (är detta inte fallet följer separata instuktioner senare i dokumentet). Nu kör vi!</text:span></text:p>
      <text:p text:style-name="P72"/>
      <text:list xml:id="list509223603697690527" text:style-name="L3">
        <text:list-item>
          <text:p text:style-name="P75"><text:span text:style-name="T107">Ladda ner </text:span><text:a xlink:type="simple" xlink:href="../../../../../"><text:span text:style-name="T108">simtheblportfolio.tar.gz</text:span></text:a><text:span text:style-name="T107"> till den katalog där du vill köra </text:span><text:span text:style-name="T109">SimThebl Portfolio</text:span><text:span text:style-name="T107">.</text:span></text:p>
        </text:list-item>
        <text:list-item>
          <text:p text:style-name="P75"><text:span text:style-name="T107">Kör </text:span><text:span text:style-name="T39">tar -xf </text:span><text:span text:style-name="T40">simtheblportfolio.tar.gz</text:span><text:span text:style-name="T110"> </text:span><text:span text:style-name="T107">och ställ dig i mappen med </text:span><text:span text:style-name="T39">cd <text:s/></text:span><text:span text:style-name="T40">simtheblportfolio</text:span></text:p>
        </text:list-item>
        <text:list-item>
          <text:p text:style-name="P75"><text:span text:style-name="T107">För att starta webbservern, kör: </text:span><text:span text:style-name="T39">python3.3 server.py &amp;</text:span></text:p>
        </text:list-item>
        <text:list-item>
          <text:p text:style-name="P75"><text:span text:style-name="T107">Nu kan </text:span><text:span text:style-name="T111">andra nå </text:span><text:span text:style-name="T107">din sida via din publika IP-adress.</text:span></text:p>
        </text:list-item>
      </text:list>
      <text:p text:style-name="P72"/>
      <text:p text:style-name="P74">Har du inte redan Python 3.3 och Flask 0.10 installerat på ditt Linux-system? Gör så här:</text:p>
      <text:p text:style-name="P74"/>
      <text:list xml:id="list3953455432954004339" text:style-name="L5">
        <text:list-item>
          <text:p text:style-name="P76"><text:span text:style-name="T112">Gå till <text:tab/></text:span><text:a xlink:type="simple" xlink:href="http://www.python.org/download/releases/3.3.2/">http://www.python.org/download/releases/3.3.2/</text:a><text:span text:style-name="T112">, ladda ner och installera </text:span><text:span text:style-name="T113">Python 3.3</text:span><text:span text:style-name="T112">.</text:span></text:p>
        </text:list-item>
        <text:list-item>
          <text:p text:style-name="P76"><text:span text:style-name="T112">Gå till </text:span><text:a xlink:type="simple" xlink:href="http://flask.pocoo.org/">http://flask.pocoo.org/</text:a><text:span text:style-name="T112"> och ladda ner Flask version 0.10 och packa upp tarballen.</text:span></text:p>
        </text:list-item>
        <text:list-item>
          <text:p text:style-name="P76"><text:span text:style-name="T112">Installera Flask till Python 3.3 genom att ställa di</text:span><text:span text:style-name="T114">g</text:span><text:span text:style-name="T112"> i mappen och kör </text:span><text:span text:style-name="T41">sudo python3.3 setup.py install</text:span><text:span text:style-name="T112">.</text:span></text:p>
        </text:list-item>
        <text:list-item>
          <text:p text:style-name="P76"><text:span text:style-name="T112">Behöver installationen ytterligare program </text:span><text:span text:style-name="T115">(t.ex. setuptools)</text:span><text:span text:style-name="T112"> för att slutföras kan du installera dem på samma sätt. Var bara noga med att använda Python 3.3 till samtliga program så kommer allt gå bra.</text:span></text:p>
        </text:list-item>
        <text:list-item>
          <text:p text:style-name="P73">Nu är du redo!</text:p>
        </text:list-item>
      </text:list>
      <text:p text:style-name="P87">SimThebl Portfolio – Användarmanual</text:p>
      <text:p text:style-name="P68"/>
      <text:p text:style-name="P61">SimThebl <text:span text:style-name="T139">P</text:span>ortfolio består av följande sidor:</text:p>
      <text:p text:style-name="P60"/>
      <text:list xml:id="list5115607990664147812" text:style-name="L6">
        <text:list-item>
          <text:p text:style-name="P63"><text:span text:style-name="T117">S</text:span><text:span text:style-name="T116">tartsida </text:span><text:span text:style-name="T117">med information om sidans skapare, en välkomstskärm samt några små bilder <text:tab/> <text:s text:c="3"/>från några av projekten.</text:span></text:p>
          <text:p text:style-name="P51"/>
        </text:list-item>
        <text:list-item>
          <text:p text:style-name="P63"><text:span text:style-name="T125">En sida som listar alla projekt</text:span><text:span text:style-name="T116"> </text:span><text:span text:style-name="T125">med</text:span><text:span text:style-name="T116"> kort </text:span><text:span text:style-name="T117">och allmän information</text:span><text:span text:style-name="T116">. </text:span><text:span text:style-name="T125">Har även möjligheter för att söka i och filtrera projekten.</text:span></text:p>
          <text:p text:style-name="P51"/>
        </text:list-item>
        <text:list-item>
          <text:p text:style-name="P63"><text:span text:style-name="T117">P</text:span><text:span text:style-name="T116">roje</text:span><text:span text:style-name="T117">k</text:span><text:span text:style-name="T116">tsida </text:span><text:span text:style-name="T117">unik för varje projekt, här visas allt </text:span><text:span text:style-name="T119">om ett</text:span><text:span text:style-name="T117"> projekt upp.</text:span></text:p>
          <text:p text:style-name="P63"><text:span text:style-name="T125"/></text:p>
        </text:list-item>
        <text:list-item>
          <text:p text:style-name="P64"><text:span text:style-name="T125">En sida som listar alla tekniker i projektdatabasen och visar vilka projekt som innehåller respektive teknik.</text:span></text:p>
        </text:list-item>
      </text:list>
      <text:p text:style-name="P52"/>
      <text:p text:style-name="P62"><text:span text:style-name="T133">Startsidan</text:span><text:span text:style-name="T120">'s</text:span><text:span text:style-name="T118"> </text:span><text:span text:style-name="T126">innehåll är bl.a.</text:span><text:span text:style-name="T118"> ett sökfält. Klickar man på sök hänvisas man till /</text:span><text:span text:style-name="T106">list</text:span><text:span text:style-name="T118">.</text:span></text:p>
      <text:p text:style-name="P65"><text:span text:style-name="T127">Här visas bilder och info</text:span><text:span text:style-name="T128">r</text:span><text:span text:style-name="T127">mation om sidans skapare.</text:span></text:p>
      <text:p text:style-name="P53"><text:span text:style-name="T140">O</text:span>m man håller musen över någonting, visas det i en större, tydligare ruta.</text:p>
      <text:p text:style-name="P53"><text:span text:style-name="T140">O</text:span>m man klickar på något hänvisas man till motsvarande projekts sida.</text:p>
      <text:p text:style-name="P52"/>
      <text:p text:style-name="P62"><text:span text:style-name="T133">Söksidan</text:span><text:span text:style-name="T118">, </text:span><text:span text:style-name="T143">/</text:span><text:span text:style-name="T141">list</text:span><text:span text:style-name="T118">, visar alla projekt som matchar en sökning, eller alla projekt om inget sökord angetts.</text:span></text:p>
      <text:p text:style-name="P53"/>
      <text:p text:style-name="P62"><text:span text:style-name="T119">Här finns kryssrutor för att bestämma vilka aspekter hos ett projekt man vill söka på </text:span><text:span text:style-name="T122">och</text:span><text:span text:style-name="T119"> för vilka tekniker ett projekt måste ha för att visas. </text:span><text:span text:style-name="T122">Det finns även en kryssruta för att bestämma om projekt ska visas i stigande eller fallande ordning baserat på en rullgardinsmeny som innehåller alla aspekter ett projekt kan ha</text:span><text:span text:style-name="T119">. </text:span></text:p>
      <text:p text:style-name="P54"/>
      <text:p text:style-name="P62"><text:span text:style-name="T123">OBS!</text:span><text:span text:style-name="T119"> Endast projekt som innehåller just de ikryssade teknikerna kommer </text:span><text:span text:style-name="T124">att </text:span><text:span text:style-name="T119">visas, </text:span><text:span text:style-name="T122">om inte alla teknik-kryssrutor är avmarkerade, då de ignoreras.</text:span></text:p>
      <text:p text:style-name="P55"/>
      <text:p text:style-name="P56">Om ett sökord angetts på startsidan, eller i en tidigare sökning i /list, sparas det samt tillståndet för kryssrutorna <text:s/>till nästa sökning.</text:p>
      <text:p text:style-name="P56"/>
      <text:p text:style-name="P57">Klickar man på ett projekt i sökresultatet hänvisas man till det specifika projektets sida.</text:p>
      <text:p text:style-name="P57"/>
      <text:p text:style-name="P62"><text:span text:style-name="T104">Projektsidan</text:span><text:span text:style-name="T121">,</text:span><text:span text:style-name="T141">/project/&lt;</text:span><text:span text:style-name="T142">projectID</text:span><text:span text:style-name="T141">&gt;</text:span><text:span text:style-name="T106">, visar upp all information som finns tillgänglig för det aktuella projektet. Det innebär bilder, en kort/lång beskrivning av projektet, tekniker som använts osv.</text:span></text:p>
      <text:p text:style-name="P52"/>
      <text:p text:style-name="P62"><text:span text:style-name="T105">Tekniksidan</text:span><text:span text:style-name="T106">, </text:span><text:span text:style-name="T141">/techniques</text:span><text:span text:style-name="T106">, visar alla tekniker som finns i databasen. Om man håller musen över en teknik visas alla projekt som tekniken ingår i i en större, snyggare ruta.</text:span></text:p>
      <text:p text:style-name="P57"/>
      <text:p text:style-name="P77"><text:span text:style-name="T129">Övrigt, </text:span><text:span text:style-name="T55">allt som händer på servern loggas i en fil. för att lägga till eller ta bort projekt används </text:span><text:span text:style-name="T56">ett admin-inlogg med admin-sidor.</text:span></text:p>
      <text:p text:style-name="P88">SimThebl Portfolio – Systemdokumentation</text:p>
      <text:p text:style-name="P69"/>
      <text:p text:style-name="P3"><text:span text:style-name="T1">SimThebl Portfolio är ett system för att lagra och presentera data om olika projekt på webben. </text:span><text:span text:style-name="T2">Systemet är uppbyggt av två olika delsystem; ett datalager </text:span><text:span text:style-name="T13">skrive</text:span><text:span text:style-name="T15">t</text:span><text:span text:style-name="T13"> i Python 3.3</text:span><text:span text:style-name="T2"> och ett presentationslager, som fungerar i symbios med varandra. </text:span><text:span text:style-name="T9">Resultatet är en hemsida, bestående av fyra delsidor med dynamiskt innehåll, skrivna med HTML5, </text:span><text:span text:style-name="T13">CSS</text:span><text:span text:style-name="T9"> och Jinja2. </text:span><text:span text:style-name="T14">Systemet låter användaren navigera i en databas innehållande olika projekt med hjälp av webbläsaren. Man tillåts söka bland projekt, lista projekt enligt olika kriterier och sorteringsalternativ </text:span><text:span text:style-name="T15">med mera. Denna sektion är till för att erbjuda en djupare förståelse för hur systemet är uppbyggt, så att eventuella förändringar eller tillägg underlättas.</text:span></text:p>
      <text:p text:style-name="P4"/>
      <text:p text:style-name="P9"><text:span text:style-name="T2">Datalagret </text:span><text:span text:style-name="T10">(Python 3.3, json)</text:span></text:p>
      <text:p text:style-name="P1"><text:span text:style-name="T3">Datalagret är vad man kan kalla för själva kärnan i systemet, eller åtminstone det som interagerar med systemets kärna: en json-fil </text:span><text:span text:style-name="T62">(i detta fall data.json) </text:span><text:span text:style-name="T3">där informationen om varje projekt finns lagrad. För att hämta information ur denna json-fil erbjuder datalagret </text:span><text:span text:style-name="T4">från början</text:span><text:span text:style-name="T3"> en rad funktioner som gör detta, anpassat till olika behov. </text:span><text:span text:style-name="T4">Eftersom datalagret är skrivet i Python går det även relativt snabbt och enkelt att skriva till fler funktioner efter behov, förutsatt att man har grundläggande kunskaper inom Python 3.3.</text:span><text:span text:style-name="T3"> </text:span><text:span text:style-name="T4">Här </text:span><text:span text:style-name="T12">följer</text:span><text:span text:style-name="T4"> en beskrivning av de olika funktionerna som finns inkluderade</text:span><text:span text:style-name="T61"> </text:span><text:span text:style-name="T63">(</text:span><text:span text:style-name="T64">i </text:span><text:span text:style-name="T37">data.py</text:span><text:span text:style-name="T63">)</text:span><text:span text:style-name="T4">:</text:span></text:p>
      <text:p text:style-name="P6"/>
      <text:list xml:id="list3423829477240225903" text:style-name="L1">
        <text:list-item>
          <text:p text:style-name="P13">load(file_name)</text:p>
          <text:p text:style-name="P17"><text:span text:style-name="T16">Tar emot namnet på en json-fil som en sträng, öppnar och kodar av filen och returnerar innehållet som ett listobjekt. </text:span><text:span text:style-name="T43">Returnerar </text:span><text:span text:style-name="T19">None</text:span><text:span text:style-name="T43"> om filen inte kan öppnas.</text:span></text:p>
          <text:p text:style-name="P19"/>
        </text:list-item>
        <text:list-item>
          <text:p text:style-name="P14">add_project(db,file_name, project)</text:p>
          <text:p text:style-name="P28"><text:span text:style-name="T16">Tar emot </text:span><text:span text:style-name="T85">en projektdatabas som ett listobjekt,</text:span><text:span text:style-name="T16"> namnet på en json-fil som en sträng, </text:span><text:span text:style-name="T43">samt </text:span><text:span text:style-name="T85">en tabell som representerar ett projekt. Därefter tar den reda på det högsta projekt-ID:t i proje</text:span><text:span text:style-name="T148">k</text:span><text:span text:style-name="T85">tdatabasen och sätter ett nytt </text:span><text:span text:style-name="T148">unikt</text:span><text:span text:style-name="T85"> projekt-ID som är högre. Därefter lägger den till det nya projektet på slutet av databasen med det nya ID:t och skriver den nya databasen till en json-fil </text:span><text:span text:style-name="T149">med det givna filnamnet</text:span><text:span text:style-name="T85">. </text:span><text:span text:style-name="T43">Gick allt bra returneras listobjektet. </text:span><text:span text:style-name="T44">Finns inte något matchande projekt eller om filen inte hittades </text:span><text:span text:style-name="T43">returneras </text:span><text:span text:style-name="T19">None</text:span><text:span text:style-name="T43">.</text:span></text:p>
          <text:p text:style-name="P29"/>
        </text:list-item>
        <text:list-item>
          <text:p text:style-name="P13">remove_project(<text:span text:style-name="T85">db, </text:span>file_name, ID)</text:p>
          <text:p text:style-name="P17"><text:span text:style-name="T16">Tar emot </text:span><text:span text:style-name="T85">en projektdatabas som ett listobjekt,</text:span><text:span text:style-name="T16"> namnet på en json-fil som en sträng, </text:span><text:span text:style-name="T43">samt ett projekt-ID </text:span><text:span text:style-name="T44">som e</text:span><text:span text:style-name="T45">tt heltal</text:span><text:span text:style-name="T43">. Om ett projekts ID matchar det angivna tas det bort ur listan, varpå filen skrivs över med det nya listobjektet. Gick allt bra returneras listobjektet. </text:span><text:span text:style-name="T44">Finns inte något matchande projekt eller om filen inte hittades </text:span><text:span text:style-name="T43">returneras </text:span><text:span text:style-name="T19">None</text:span><text:span text:style-name="T43">.</text:span></text:p>
          <text:p text:style-name="P20"/>
        </text:list-item>
        <text:list-item>
          <text:p text:style-name="P13"><text:span text:style-name="T86">edit_project(</text:span><text:span text:style-name="T85">db, </text:span><text:span text:style-name="T86">file_name, ID, project)</text:span></text:p>
          <text:p text:style-name="P28"><text:span text:style-name="T16">Tar emot </text:span><text:span text:style-name="T85">en projektdatabas som ett listobjekt,</text:span><text:span text:style-name="T16"> namnet på en json-fil som en sträng, </text:span><text:span text:style-name="T43">ett projekt-ID </text:span><text:span text:style-name="T44">som e</text:span><text:span text:style-name="T45">tt heltal</text:span><text:span text:style-name="T43">, </text:span><text:span text:style-name="T86">samt ett projekt i tabellform. </text:span><text:span text:style-name="T87">Sedan hittar funktionen projektet i databasen med motsvarande ID och ersätter det med det givna projektet. Sedan </text:span><text:span text:style-name="T85">skriv</text:span><text:span text:style-name="T87">s</text:span><text:span text:style-name="T85"> den nya databasen till en json-fil. </text:span><text:span text:style-name="T43">Gick allt bra returneras listobjektet. </text:span><text:span text:style-name="T44">Finns inte något matchande projekt eller om filen inte hittades </text:span><text:span text:style-name="T43">returneras </text:span><text:span text:style-name="T19">None</text:span><text:span text:style-name="T43">.</text:span></text:p>
          <text:p text:style-name="P16"/>
        </text:list-item>
        <text:list-item>
          <text:p text:style-name="P13">get_project_count(db)</text:p>
          <text:p text:style-name="P17"><text:span text:style-name="T46">Tar emot ett listobjekt. </text:span><text:span text:style-name="T44">Returnerar </text:span><text:span text:style-name="T150">antalet</text:span><text:span text:style-name="T44"> </text:span><text:span text:style-name="T46">inlägg i listan som ett heltal.</text:span></text:p>
          <text:p text:style-name="P21"/>
        </text:list-item>
        <text:list-item>
          <text:p text:style-name="P13">get_project(db, id)</text:p>
          <text:p text:style-name="P18"><text:soft-page-break/><text:span text:style-name="T46">Tar emot </text:span><text:span text:style-name="T57">en projektdatabas som ett </text:span><text:span text:style-name="T46">listobjekt och ett projekt-ID som ett heltal. Returnerar hela tabellen för projektet vars ID motsvarar det angivna. Hittas inte projektet returneras </text:span><text:span text:style-name="T20">None</text:span><text:span text:style-name="T46">.</text:span></text:p>
        </text:list-item>
      </text:list>
      <text:p text:style-name="P10"/>
      <text:list xml:id="list1731462686" text:continue-numbering="true" text:style-name="L1">
        <text:list-item>
          <text:p text:style-name="P13">search(db, sort_by=u'start_date', sort_order=u'desc', techniques=None, search=None, search_fields=None)</text:p>
          <text:p text:style-name="P22">Tar emot en projektdatabas som ett listobjekt, en post i projekttabellen att sortera efter <text:span text:style-name="T151">(</text:span>som ett strängobjekt<text:span text:style-name="T151">)</text:span>, en sträng som bestämmer om sorteringen kommer att vara fallande eller stigande, ett listobjekt innehållande tekniker, en sträng med fritext och ett listobjekt innehållande fält att söka i. </text:p>
          <text:p text:style-name="P22"/>
          <text:p text:style-name="P23">Returnerar ett listobjekt innehållande de projekttabeller som matchar sökningen. </text:p>
          <text:p text:style-name="P25"/>
          <text:p text:style-name="P23"><text:span text:style-name="T58">Funktionen använder sig av tre underfunktioner för att stegvis filtrera bort oönskade projekt ur sökresultatet. Alla indata i denna funktion, förutom projektdatabasen, är frivilliga. Resterande indata har standardvärden som representerar den mest troliga sökningen. Dvs att träffarna kommer att innehålla alla projekt och automatiskt sorteras efter startdatum i fallande ordning. </text:span><text:span text:style-name="T59">Alla projekt visas i detta fall eftersom att standardvärdet för </text:span><text:span text:style-name="T22">techniques</text:span><text:span text:style-name="T59">, </text:span><text:span text:style-name="T22">search</text:span><text:span text:style-name="T59"> och </text:span><text:span text:style-name="T22">search_field</text:span><text:span text:style-name="T21">s</text:span><text:span text:style-name="T59"> är </text:span><text:span text:style-name="T22">None</text:span><text:span text:style-name="T59"> </text:span><text:span text:style-name="T60">och respektive filtreringsfunktion bara körs om värdet inte är </text:span><text:span text:style-name="T21">None</text:span><text:span text:style-name="T60">. De tre </text:span><text:span text:style-name="T152">under</text:span><text:span text:style-name="T60">funktionerna beskrivs nedan:</text:span></text:p>
          <text:p text:style-name="P24"/>
        </text:list-item>
        <text:list-item>
          <text:p text:style-name="P78">tech_search(search_result, remove_result, techniques)</text:p>
          <text:p text:style-name="P82">Tar emot ett sökresultat som ett listobjekt, en lista över projekt att ta bort ur sökresultat-listan samt ett listobjekt innehållande tekniker. Lägger till de projekt, som inte innehåller alla tekniker <text:span text:style-name="T153">från</text:span> tekniklistan, i ta-bort-listan.</text:p>
          <text:p text:style-name="P82"/>
        </text:list-item>
        <text:list-item>
          <text:p text:style-name="P79">free_search(search, search_result, remove_result)</text:p>
          <text:p text:style-name="P82">Tar emot ett sökord som en sträng, sökresultat som ett listobjekt samt en lista över projekt att ta bort ur sökresultat-listan. Lägger till alla projekt <text:span text:style-name="T154">från</text:span> sökresultatet, som inte innehåller sökordet, i ta-bort-listan.</text:p>
          <text:p text:style-name="P82"/>
        </text:list-item>
        <text:list-item>
          <text:p text:style-name="P80">field_search(search_result, search, search_fields, remove_result)</text:p>
          <text:p text:style-name="P83"><text:span text:style-name="T49">Tar emot ett sökresultat som ett listobjekt, </text:span><text:span text:style-name="T50">ett sökord som en sträng, ett listobje</text:span><text:span text:style-name="T51">k</text:span><text:span text:style-name="T50">t innehållandede fält som ska genomsökas samt </text:span><text:span text:style-name="T49">en lista över projekt att ta bort ur sökresultat-listan. </text:span><text:span text:style-name="T51">Lägger till de projekt, där innehållet i de angivna fälten inte matchar sökordet, </text:span><text:span text:style-name="T53">i ta-bort-listan</text:span><text:span text:style-name="T51">.</text:span></text:p>
        </text:list-item>
      </text:list>
      <text:p text:style-name="P12"/>
      <text:p text:style-name="P11"><text:span text:style-name="T51"><text:tab/></text:span><text:span text:style-name="T54">Denna delfunktion innehåller två sökalgoritmer. Den första och vanligaste används för att genomsöka fält som innehåller strängar. I detta fall alla fält utom </text:span><text:span text:style-name="T18">'techniques_used'</text:span><text:span text:style-name="T54"> som innehåller en lista. När funktionen stöter på detta fält körs algoritmen för att söka igenom en lista.</text:span></text:p>
      <text:list xml:id="list948486089" text:continue-numbering="true" text:style-name="L1">
        <text:list-header>
          <text:p text:style-name="P81"/>
        </text:list-header>
        <text:list-item>
          <text:p text:style-name="P84">get_techniques(db)</text:p>
          <text:p text:style-name="P85">Tar emot en projektdatabas som ett listobjekt. Returnerar en sorterad lista innehållande alla tekniker som finns listade i databasen.</text:p>
          <text:p text:style-name="P85"/>
        </text:list-item>
        <text:list-item>
          <text:p text:style-name="P84">get_technique_stats(db)</text:p>
          <text:p text:style-name="P86"><text:span text:style-name="T47">Tar emot en projektdatabas som ett listobjekt. Returnerar en tabell med de olika teknikerna i </text:span><text:soft-page-break/><text:span text:style-name="T47">databasen som nyckelvärden. Varje post innehåller en lista över projekt</text:span><text:span text:style-name="T48">tabeller i bantad form,</text:span><text:span text:style-name="T47"> där nyckelvärdets teknik har använts. </text:span><text:span text:style-name="T52">Den bantade projekttabellen innehåller bara posterna med nyckelvärdena </text:span><text:span text:style-name="T17">project_name</text:span><text:span text:style-name="T52"> och </text:span><text:span text:style-name="T17">project_no</text:span><text:span text:style-name="T52">.</text:span></text:p>
          <text:p text:style-name="P85"/>
        </text:list-item>
        <text:list-item>
          <text:p text:style-name="P84">get_random_projects(db)</text:p>
          <text:p text:style-name="P85">Tar emot en projektdatabas som ett listobjekt. Väljer ut ett slumpmässigt projekt i listan och returnerar projektets bild, namn och kortfattade beskrivning som tre strängobjekt.</text:p>
        </text:list-item>
      </text:list>
      <text:p text:style-name="P5"/>
      <text:p text:style-name="P9"><text:span text:style-name="T2">Presentationslagret </text:span><text:span text:style-name="T11">(Python 3.3, Flask, Jinja2, HTML5, CSS)</text:span></text:p>
      <text:p text:style-name="P2"><text:span text:style-name="T5">Presentationslagret är </text:span><text:span text:style-name="T6">användargränssnittet i systemet; dvs att det låter användaren använda funktionerna i datalagret med hjälp av enkla knapptryckningar i webbläsaren. Presentationslagret är ett hopkok av tre olika tekniker. Python 3.3 används för att köra lättvikts-webbservern Flask och låta den kommunicera med datalagret. Själva webbsidorna är byggda med hjälp av HTML5 och CSS för att visa och formatera datan på ett vettigt sätt och Jinja2 för att hämta datan från servern och generera lämplig HTML5 kod för att visa den i webbsidans kontext. </text:span><text:span text:style-name="T7">Här följer en beskrivning </text:span><text:span text:style-name="T12">av</text:span><text:span text:style-name="T8"> serverprogrammet </text:span><text:span text:style-name="T63">(</text:span><text:span text:style-name="T38">server.py</text:span><text:span text:style-name="T63">)</text:span><text:span text:style-name="T8">:</text:span></text:p>
      <text:p text:style-name="P7"/>
      <text:list xml:id="list7494683581894514002" text:style-name="L2">
        <text:list-item>
          <text:p text:style-name="P42"><text:span text:style-name="T65">Först importeras alla moduler som behövs för serverns funktionalitet: </text:span><text:span text:style-name="T23">data</text:span><text:span text:style-name="T65"> (vilket är filen </text:span><text:span text:style-name="T23">data.py</text:span><text:span text:style-name="T65"> som beskrivs ovan), </text:span><text:span text:style-name="T23">flask</text:span><text:span text:style-name="T65"> (själva webbservermodulen) och </text:span><text:span text:style-name="T23">jinja2</text:span><text:span text:style-name="T65"> (templatemodulen). </text:span><text:span text:style-name="T66">Modulen </text:span><text:span text:style-name="T24">l</text:span><text:span text:style-name="T23">ogging</text:span><text:span text:style-name="T65"> importeras för att kunna logga serveranrop och sökningar till en logfil </text:span><text:span text:style-name="T155">(</text:span><text:span text:style-name="T144">log.txt</text:span><text:span text:style-name="T155">)</text:span><text:span text:style-name="T65">.</text:span></text:p>
          <text:p text:style-name="P48"/>
        </text:list-item>
        <text:list-item>
          <text:p text:style-name="P49">Det första programmet gör är att initiera själva servermiljön vilken består av flask, jinja2 och loggingfunktionen.</text:p>
          <text:p text:style-name="P49"/>
        </text:list-item>
        <text:list-item>
          <text:p text:style-name="P43"><text:span text:style-name="T25">@app.route('/')</text:span><text:span text:style-name="T82"> (funktionen </text:span><text:span text:style-name="T25">root()</text:span><text:span text:style-name="T82">)</text:span></text:p>
          <text:p text:style-name="P43"><text:span text:style-name="T66">Definerar vad som händer när användaren går till URL:en ”</text:span><text:span text:style-name="T24">/</text:span><text:span text:style-name="T66">”. Vad som händer här är att funktionerna </text:span><text:span text:style-name="T24">load()</text:span><text:span text:style-name="T66"> och </text:span><text:span text:style-name="T24">get_random_project()</text:span><text:span text:style-name="T66"> från data-modulen körs för att hämta in projektdatabasen och utvalda poster från ett slumpmässigt projekt för att visas på startsidan. Därefter anges vilken templatefil som ska användas (</text:span><text:span text:style-name="T24">root.jinja</text:span><text:span text:style-name="T66">) och renderar den. </text:span><text:span text:style-name="T67">D</text:span><text:span text:style-name="T66">e variabler som hämtats från datalagret inkluder</text:span><text:span text:style-name="T67">as även i </text:span><text:span text:style-name="T68">den renderade </text:span><text:span text:style-name="T67">mallen</text:span><text:span text:style-name="T66">. </text:span></text:p>
          <text:p text:style-name="P50"/>
        </text:list-item>
        <text:list-item>
          <text:p text:style-name="P44"><text:span text:style-name="T26">@app.route('/list', methods=['GET', 'POST'])</text:span><text:span text:style-name="T83"> (funktionen </text:span><text:span text:style-name="T26">mylist()</text:span><text:span text:style-name="T83">)</text:span></text:p>
          <text:p text:style-name="P45"><text:span text:style-name="T84">Definierar vad som händer när användaren går till URL:en ”</text:span><text:span text:style-name="T32">/list</text:span><text:span text:style-name="T84">”. Det första som händer är att projektdatabasen laddas in; </text:span><text:span text:style-name="T32">load()</text:span><text:span text:style-name="T74"> anropas, sedan lägger </text:span><text:span text:style-name="T32">get_techniques()</text:span><text:span text:style-name="T74"> alla tekniker i en lista och ett par variabler tilldelas standardvärden. </text:span><text:span text:style-name="T75">Sedan kan två olika händelseförlopp utspela sig. Hamnar användaren på sidan för att denne har följt en länk alternativt skrivit in den exakta URL:en, körs sökfunktionen </text:span><text:span text:style-name="T33">search()</text:span><text:span text:style-name="T75"> med endast projektdatabasen som argument </text:span><text:span text:style-name="T76">(alla projekt listas)</text:span><text:span text:style-name="T75">. </text:span></text:p>
          <text:p text:style-name="P26"/>
          <text:p text:style-name="P45"><text:span text:style-name="T75">Hamnar användaren däremot på sidan för att denne använt ett sökformulär körs sökfunktionen me</text:span><text:span text:style-name="T76">d de agument som användaren angivit i hemsidans formulär. Alltså kan sökningen preciseras i detta läge. Vad som händer är att </text:span><text:span text:style-name="T77">vi försöker hämta formulärdata för de olika sökargumenten och skickar med dem till sökfunktionen när de hittas. Hittas de inte skapas ett ex</text:span><text:span text:style-name="T81">c</text:span><text:span text:style-name="T77">eption av respektive tryblock och ett standardvärde anges. </text:span><text:span text:style-name="T79">Har användaren sökt på fritext loggas sökorden till loggfilen. </text:span><text:span text:style-name="T73">Därefter anges vilken templatefil som ska användas (</text:span><text:span text:style-name="T34">list</text:span><text:span text:style-name="T24">.jinja</text:span><text:span text:style-name="T73">) och renderar den </text:span><text:span text:style-name="T78">med variablerna vi hämtat från datalagret </text:span><text:span text:style-name="T77">och sökformuläret.</text:span></text:p>
          <text:p text:style-name="P50"/>
        </text:list-item>
        <text:list-item>
          <text:p text:style-name="P44"><text:soft-page-break/><text:span text:style-name="T26">@app.route('/techniques')</text:span><text:span text:style-name="T83"> (funktionen </text:span><text:span text:style-name="T26">techniques()</text:span><text:span text:style-name="T69">)</text:span></text:p>
          <text:p text:style-name="P43"><text:span text:style-name="T66">Definerar vad som händer när användaren går till URL:en ”</text:span><text:span text:style-name="T24">/</text:span><text:span text:style-name="T27">techniques</text:span><text:span text:style-name="T66">”. </text:span><text:span text:style-name="T69">Först och främst laddas projektdatabasen in genom att funktionen </text:span><text:span text:style-name="T27">load()</text:span><text:span text:style-name="T69"> anropas. </text:span><text:span text:style-name="T70">Sedan hämtas alla tekniker i projektdatabasen med funktionen </text:span><text:span text:style-name="T28">get_techniques()</text:span><text:span text:style-name="T70">. Funktionen </text:span><text:span text:style-name="T28">get_technique_stats()</text:span><text:span text:style-name="T70"> anropas för att kunna skicka med en tabell innehållande alla tekniker med relaterade projekt. </text:span><text:span text:style-name="T66">Därefter anges vilken templatefil som ska användas (</text:span><text:span text:style-name="T28">techniques</text:span><text:span text:style-name="T24">.jinja</text:span><text:span text:style-name="T66">) och renderar den </text:span><text:span text:style-name="T70">med variablerna vi hämtat från datalagret.</text:span></text:p>
          <text:p text:style-name="P50"/>
        </text:list-item>
        <text:list-item>
          <text:p text:style-name="P44"><text:span text:style-name="T26">@app.route('/project/&lt;projectID&gt;')</text:span><text:span text:style-name="T83"> (funktionen </text:span><text:span text:style-name="T26">project(projectID)</text:span><text:span text:style-name="T69">)</text:span></text:p>
          <text:p text:style-name="P46"><text:span text:style-name="T66">Definerar vad som händer när användaren går till URL:en ”</text:span><text:span text:style-name="T24">/</text:span><text:span text:style-name="T29">project/</text:span><text:span text:style-name="T30">projektets ID</text:span><text:span text:style-name="T66">”. </text:span><text:span text:style-name="T69">Först och främst laddas projektdatabasen in genom att funktionen </text:span><text:span text:style-name="T27">load()</text:span><text:span text:style-name="T69"> anropas. </text:span><text:span text:style-name="T71">Sedan anropas funktionen </text:span><text:span text:style-name="T29">get_project(</text:span><text:span text:style-name="T30">projektets ID</text:span><text:span text:style-name="T29">)</text:span><text:span text:style-name="T72"> för att hämta tabellen för det specifika projekt som har matchande ID som det som angivits i app.route:n. </text:span><text:span text:style-name="T73">Därefter anges vilken templatefil som ska användas (</text:span><text:span text:style-name="T31">project</text:span><text:span text:style-name="T24">.jinja</text:span><text:span text:style-name="T73">) och renderar </text:span><text:span text:style-name="T72">sidan med medskickad projekttabell.</text:span></text:p>
          <text:p text:style-name="P27"/>
        </text:list-item>
        <text:list-item>
          <text:p text:style-name="P47"><text:span text:style-name="T80">De sista två kodraderna i dokumentet är till för att webbservern ska starta automatiskt när man kör filen (</text:span><text:span text:style-name="T35">server.py</text:span><text:span text:style-name="T80">) som ett program.</text:span></text:p>
        </text:list-item>
      </text:list>
      <text:p text:style-name="P8"/>
      <text:p text:style-name="P8">Här följer en beskrivning av webbsidorna:</text:p>
      <text:p text:style-name="P8"/>
      <text:list xml:id="list3887249383760550987" text:style-name="L7">
        <text:list-item>
          <text:p text:style-name="P15">root.jinja</text:p>
          <text:p text:style-name="P36"><text:span text:style-name="T88">Detta är startsidan för Sim</text:span><text:span text:style-name="T156">T</text:span><text:span text:style-name="T88">hebl </text:span><text:span text:style-name="T156">P</text:span><text:span text:style-name="T88">ortfolio. </text:span><text:span text:style-name="T89">Högst upp i body finns ett sökformulär som kör metoden </text:span><text:span text:style-name="T145">POST</text:span><text:span text:style-name="T89"> till sidan </text:span><text:span text:style-name="T145">/list</text:span><text:span text:style-name="T89"> och skickar med fritext från textrutan </text:span><text:span text:style-name="T145">'</text:span><text:span text:style-name="T146">free_text</text:span><text:span text:style-name="T145">'</text:span><text:span text:style-name="T89">. Innan man har skrivit in något i rutan ligger en placeholder där som visar ordet '</text:span><text:span text:style-name="T145">Sök</text:span><text:span text:style-name="T89">'. </text:span><text:span text:style-name="T90">Under formuläret visas en välkomsttext följt av en länk till ett slumpmässigt utvalt projekt. Länken visar projektnamn, thumbnail och en kort beskrivning.</text:span></text:p>
          <text:p text:style-name="P15"/>
        </text:list-item>
        <text:list-item>
          <text:p text:style-name="P15">list.jinja</text:p>
          <text:p text:style-name="P37"><text:span text:style-name="T92">Denna sida listar alla projekt i projektdatabasen, alternativt skriver ut alla träffar i ett sökresultat. </text:span><text:span text:style-name="T93">Längst upp på sidan finns ett sökformulär som låter användaren mata in </text:span><text:span text:style-name="T94">en söktext. </text:span><text:span text:style-name="T96">Placeholdern '</text:span><text:span text:style-name="T147">Sök</text:span><text:span text:style-name="T96">' visas innan användaren gör en inmatning.</text:span><text:span text:style-name="T94"> </text:span><text:span text:style-name="T95">Om sidan visas som resultat av en sökning ligger söktexten som standardvärde i textfältet via en medskickad variabel.</text:span></text:p>
          <text:p text:style-name="P30"/>
          <text:p text:style-name="P38"><text:span text:style-name="T97">Nästa kodblock genererar en rullgardinsmeny och en kryssruta som låter användaren välja hur sökresultatet ska sorteras. En for</text:span><text:span text:style-name="T157">-</text:span><text:span text:style-name="T97">loop går igenom alla nyckelvärden i en projekttabell och lägger dem </text:span><text:span text:style-name="T98">som alternativ i rullgardinsmenyn. Kryssrutan bestämmer om resultaten ska sorteras i stigande eller fallande ordning. </text:span><text:span text:style-name="T97">Standardvärde</text:span><text:span text:style-name="T98">n</text:span><text:span text:style-name="T97"> är att sortera i fallande ordning efter startdatum för projektet.</text:span></text:p>
          <text:p text:style-name="P31"/>
          <text:p text:style-name="P38"><text:span text:style-name="T99">Nästa del i formuläret är en rad kryssrutor som låter användaren filtrera sin sökning genom att ange vilka fält i projektdatabasen som ska genomsökas. Rutorna skrivs ut genom att en for</text:span><text:span text:style-name="T158">-</text:span><text:span text:style-name="T99">loop går igenom alla nyckelvärden (motsvarar sökfält) i projekttabellen och generer</text:span><text:span text:style-name="T100">ar</text:span><text:span text:style-name="T95"> </text:span><text:span text:style-name="T99">motsvarande kryssruta. Har användaren hamnat på sidan genom en sökning med ikryssade rutor är dessa rutor ikryssade som standard. </text:span><text:span text:style-name="T100">Annars är inga rutor ikryssade, vilket innebär att alla fält genomsöks.</text:span></text:p>
          <text:p text:style-name="P32"/>
          <text:p text:style-name="P39"><text:span text:style-name="T100">En sista sektion i formuläret låter användaren kryssa i tekniker som ett projekt måste innehålla för att visas som en sökträff. Dessa rutor genereras genom att en for</text:span><text:span text:style-name="T159">-</text:span><text:span text:style-name="T100">loop går </text:span><text:soft-page-break/><text:span text:style-name="T100">igenom en lista med alla tekniker i projektdatabasen och </text:span><text:span text:style-name="T101">genererar en kryssruta per teknik. Precis som med föregående formulärsektioner sparas värdet för tidigare ikryssningar.</text:span></text:p>
          <text:p text:style-name="P33"/>
          <text:p text:style-name="P40"><text:span text:style-name="T102">Förutom ett sökformulär listar sidan även alla sökträffar som hittas för nuvarande sökning. </text:span><text:span text:style-name="T103">Detta gör den genom att en forloop går igenom en medskickad lista med sökresultat och skriver ut länkar till de projekt som hittas. De fält i projekttabellen som finns representerade i länken är projektnamn, startdatum, slutdatum thumbnail och projekt-ID. Innehåller resultatlistan inga inlägg visas texten 'inga träffar :('</text:span></text:p>
          <text:p text:style-name="P15"/>
        </text:list-item>
        <text:list-item>
          <text:p text:style-name="P15">techniques.jinja</text:p>
          <text:p text:style-name="P41"><text:span text:style-name="T91">Denna sida listar alla tekniker i projektdatabasen samt alla projekt som hör ihop med respektive teknik. Detta gör den genom en nästlad for-loop. Den presenterar teknikerna i länkform genom att itererar genom en medskickad tekniklista. För varje teknik plockar den ut en lista med projekt från en tabell där nyckelordet motsvarar tekniken i fråga. Listan iteras sedan över och namn och projekt-ID skrivs ut som länkens </text:span><text:span text:style-name="T36">title</text:span><text:span text:style-name="T91">-värde. Detta innebär att projekten kommer att dyka upp när användaren hovrar över länken.</text:span></text:p>
          <text:p text:style-name="P15"/>
        </text:list-item>
        <text:list-item>
          <text:p text:style-name="P15">project.jinja</text:p>
          <text:p text:style-name="P34">Den här sidan skriver ut en medskickad projekttabell som en sträng i webbläsaren.</text:p>
        </text:list-item>
      </text:list>
      <text:p text:style-name="P89"><text:span text:style-name="T139">SimThebl Portfolio - </text:span>Systemtest</text:p>
      <text:p text:style-name="P67"/>
      <text:p text:style-name="P58"><text:span text:style-name="T136">För att säkerställa Simthebl Portfolios driftsäkerhet har en mängd systemtest gjorts. Bland annat har datalagret testats automatiskt med den inkluderade filen </text:span><text:span text:style-name="T42">data_test.py</text:span><text:span text:style-name="T136">. Vill du som köpare se med egna ögon att allt är som det ska kan du själv köra filen och se testet bli godkänt. </text:span><text:span text:style-name="T137">A</text:span><text:span text:style-name="T136">lla funktioner </text:span><text:span text:style-name="T137">har även testats</text:span><text:span text:style-name="T136"> manuellt upprepade gånger för att fånga </text:span><text:span text:style-name="T138">upp</text:span><text:span text:style-name="T136"> eventuella undantagsfall. </text:span></text:p>
      <text:p text:style-name="P59"/>
      <text:p text:style-name="P35"><text:span text:style-name="T134">I nuläget existerar inga kända buggar i systemet. Vi uppskattar att du som användare kontaktar </text:span><text:a xlink:type="simple" xlink:href="mailto:simgu002@student.liu.se"><text:span text:style-name="T134">simgu002@student.liu.se</text:span></text:a><text:span text:style-name="T134"> eller </text:span><text:a xlink:type="simple" xlink:href="mailto:thebl297@student.liu.se"><text:span text:style-name="T134">thebl297@student.liu.se</text:span></text:a><text:span text:style-name="T134"> om några problem eller buggar påträffas. </text:span><text:span text:style-name="T135">Alla rapporter läses och följs upp med vederbörlig priori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f3ed2"/>
    </style:style>
    <style:style style:name="MT1" style:family="text">
      <style:text-properties officeooo:rsid="008ff72d"/>
    </style:style>
    <style:style style:name="MT2" style:family="text">
      <style:text-properties officeooo:rsid="008f3ed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SimThebl Portfolio - </text:span><text:span text:style-name="MT2">Simon Gustafsson och Theodor Bladh, </text:span><text:span text:style-name="MT1">Innovativ Programmering</text:span><text:span text:style-name="MT2"> 201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Gustafsson</meta:initial-creator>
    <meta:creation-date>2013-10-15T10:26:10</meta:creation-date>
    <dc:date>2013-10-17T13:05:46</dc:date>
    <dc:creator>Theodor Bladh</dc:creator>
    <meta:editing-duration>PT6H50M26S</meta:editing-duration>
    <meta:editing-cycles>123</meta:editing-cycles>
    <meta:generator>LibreOffice/4.0.2.2$Linux_X86_64 LibreOffice_project/400m0$Build-2</meta:generator>
    <meta:document-statistic meta:table-count="0" meta:image-count="0" meta:object-count="0" meta:page-count="8" meta:paragraph-count="121" meta:word-count="2599" meta:character-count="17422" meta:non-whitespace-character-count="14991"/>
  </office:meta>
</office:document-meta>
</file>